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loext:graphic-properties draw:fill="solid" draw:fill-color="#ffffff"/>
      <style:paragraph-properties fo:margin-top="0cm" fo:margin-bottom="0cm" loext:contextual-spacing="false" fo:background-color="#ffffff"/>
      <style:text-properties fo:color="#222222" fo:font-size="13pt" fo:font-weight="bold" style:font-name-asian="Times New Roman1" style:font-size-asian="13pt" style:font-weight-asian="bold" style:font-name-complex="Arial" style:font-size-complex="13pt" style:font-weight-complex="bold"/>
    </style:style>
    <style:style style:name="P2" style:family="paragraph" style:parent-style-name="List_20_Paragraph">
      <loext:graphic-properties draw:fill="solid" draw:fill-color="#ffffff"/>
      <style:paragraph-properties fo:margin-top="0cm" fo:margin-bottom="0cm" loext:contextual-spacing="false" fo:background-color="#ffffff"/>
      <style:text-properties fo:color="#222222" fo:font-size="13pt" style:font-name-asian="Times New Roman1" style:font-size-asian="13pt" style:font-name-complex="Arial" style:font-size-complex="13pt" style:font-weight-complex="bold"/>
    </style:style>
    <style:style style:name="P3" style:family="paragraph" style:parent-style-name="List_20_Paragraph">
      <loext:graphic-properties draw:fill="solid" draw:fill-color="#ffffff"/>
      <style:paragraph-properties fo:margin-top="0cm" fo:margin-bottom="0cm" loext:contextual-spacing="false" fo:background-color="#ffffff"/>
      <style:text-properties fo:color="#222222" fo:font-size="13pt" style:font-size-asian="13pt" style:font-name-complex="Arial" style:font-size-complex="13pt" fo:background-color="#ffffff"/>
    </style:style>
    <style:style style:name="P4" style:family="paragraph" style:parent-style-name="List_20_Paragraph">
      <loext:graphic-properties draw:fill="solid" draw:fill-color="#ffffff"/>
      <style:paragraph-properties fo:margin-top="0cm" fo:margin-bottom="0cm" loext:contextual-spacing="false" fo:background-color="#ffffff"/>
      <style:text-properties fo:color="#222222" style:font-name-asian="Times New Roman1" style:font-name-complex="Arial" style:font-weight-complex="bold"/>
    </style:style>
    <style:style style:name="P5" style:family="paragraph" style:parent-style-name="List_20_Paragraph">
      <loext:graphic-properties draw:fill="solid" draw:fill-color="#ffffff"/>
      <style:paragraph-properties fo:margin-top="0cm" fo:margin-bottom="0cm" loext:contextual-spacing="false" fo:background-color="#ffffff"/>
      <style:text-properties fo:color="#222222" style:font-name="Liberation Serif" fo:font-size="12pt" style:font-size-asian="12pt" style:font-name-complex="Arial" style:font-size-complex="12pt" fo:background-color="#ffffff"/>
    </style:style>
    <style:style style:name="P6" style:family="paragraph" style:parent-style-name="List_20_Paragraph">
      <loext:graphic-properties draw:fill="solid" draw:fill-color="#ffffff"/>
      <style:paragraph-properties fo:margin-top="0cm" fo:margin-bottom="0cm" loext:contextual-spacing="false" fo:background-color="#ffffff"/>
      <style:text-properties fo:color="#222222" style:font-name="Liberation Serif" fo:font-size="12pt" fo:font-weight="bold" style:font-name-asian="Times New Roman1" style:font-size-asian="12pt" style:font-weight-asian="bold" style:font-name-complex="Arial" style:font-size-complex="12pt" style:font-weight-complex="bold"/>
    </style:style>
    <style:style style:name="P7" style:family="paragraph" style:parent-style-name="List_20_Paragraph">
      <loext:graphic-properties draw:fill="solid" draw:fill-color="#ffffff"/>
      <style:paragraph-properties fo:margin-top="0cm" fo:margin-bottom="0cm" loext:contextual-spacing="false" fo:background-color="#ffffff"/>
      <style:text-properties fo:color="#222222" style:font-name="Liberation Serif" fo:font-size="12pt" style:font-name-asian="Times New Roman1" style:font-size-asian="12pt" style:font-name-complex="Arial" style:font-size-complex="12pt" style:font-weight-complex="bold"/>
    </style:style>
    <style:style style:name="P8" style:family="paragraph" style:parent-style-name="List_20_Paragraph">
      <loext:graphic-properties draw:fill="solid" draw:fill-color="#ffffff"/>
      <style:paragraph-properties fo:margin-top="0cm" fo:margin-bottom="0cm" loext:contextual-spacing="false" fo:background-color="#ffffff"/>
      <style:text-properties fo:color="#222222" fo:font-size="12pt" fo:font-weight="bold" style:font-name-asian="Times New Roman1" style:font-size-asian="12pt" style:font-weight-asian="bold" style:font-name-complex="Arial" style:font-size-complex="12pt" style:font-weight-complex="bold"/>
    </style:style>
    <style:style style:name="P9" style:family="paragraph" style:parent-style-name="List_20_Paragraph">
      <loext:graphic-properties draw:fill="solid" draw:fill-color="#ffffff"/>
      <style:paragraph-properties fo:margin-top="0cm" fo:margin-bottom="0cm" loext:contextual-spacing="false" fo:background-color="#ffffff"/>
      <style:text-properties fo:color="#222222" fo:font-size="12pt" style:font-name-asian="Times New Roman1" style:font-size-asian="12pt" style:font-name-complex="Arial" style:font-size-complex="12pt" style:font-weight-complex="bold"/>
    </style:style>
    <style:style style:name="P10" style:family="paragraph" style:parent-style-name="List_20_Paragraph">
      <loext:graphic-properties draw:fill="solid" draw:fill-color="#ffffff"/>
      <style:paragraph-properties fo:margin-top="0cm" fo:margin-bottom="0cm" loext:contextual-spacing="false" fo:background-color="#ffffff"/>
    </style:style>
    <style:style style:name="P11" style:family="paragraph" style:parent-style-name="List_20_Paragraph" style:list-style-name="WWNum2">
      <loext:graphic-properties draw:fill="solid" draw:fill-color="#ffffff"/>
      <style:paragraph-properties fo:margin-top="0cm" fo:margin-bottom="0cm" loext:contextual-spacing="false" fo:background-color="#ffffff"/>
    </style:style>
    <style:style style:name="P12" style:family="paragraph" style:parent-style-name="List_20_Paragraph" style:list-style-name="WWNum3">
      <loext:graphic-properties draw:fill="solid" draw:fill-color="#ffffff"/>
      <style:paragraph-properties fo:margin-top="0cm" fo:margin-bottom="0cm" loext:contextual-spacing="false" fo:background-color="#ffffff"/>
    </style:style>
    <style:style style:name="P13" style:family="paragraph" style:parent-style-name="List_20_Paragraph" style:list-style-name="WWNum4">
      <loext:graphic-properties draw:fill="solid" draw:fill-color="#ffffff"/>
      <style:paragraph-properties fo:margin-top="0cm" fo:margin-bottom="0cm" loext:contextual-spacing="false" fo:background-color="#ffffff"/>
    </style:style>
    <style:style style:name="P14" style:family="paragraph" style:parent-style-name="List_20_Paragraph" style:list-style-name="WWNum5">
      <loext:graphic-properties draw:fill="solid" draw:fill-color="#ffffff"/>
      <style:paragraph-properties fo:margin-top="0cm" fo:margin-bottom="0cm" loext:contextual-spacing="false" fo:background-color="#ffffff"/>
    </style:style>
    <style:style style:name="P15" style:family="paragraph" style:parent-style-name="List_20_Paragraph" style:list-style-name="WWNum6">
      <loext:graphic-properties draw:fill="solid" draw:fill-color="#ffffff"/>
      <style:paragraph-properties fo:margin-top="0cm" fo:margin-bottom="0cm" loext:contextual-spacing="false" fo:background-color="#ffffff"/>
    </style:style>
    <style:style style:name="P16" style:family="paragraph" style:parent-style-name="List_20_Paragraph">
      <loext:graphic-properties draw:fill="solid" draw:fill-color="#ffffff"/>
      <style:paragraph-properties fo:margin-top="0cm" fo:margin-bottom="0cm" loext:contextual-spacing="false" fo:background-color="#ffffff"/>
      <style:text-properties fo:color="#4d4d4d" style:font-name="Liberation Serif" fo:font-size="12pt" style:font-size-asian="12pt" style:font-name-complex="Arial" style:font-size-complex="12pt" fo:background-color="#ffffff"/>
    </style:style>
    <style:style style:name="P17" style:family="paragraph" style:parent-style-name="List_20_Paragraph" style:list-style-name="WWNum7">
      <loext:graphic-properties draw:fill="solid" draw:fill-color="#ffffff"/>
      <style:paragraph-properties fo:margin-top="0cm" fo:margin-bottom="0cm" loext:contextual-spacing="false" fo:background-color="#ffffff"/>
    </style:style>
    <style:style style:name="P18" style:family="paragraph" style:parent-style-name="List_20_Paragraph" style:list-style-name="WWNum8">
      <loext:graphic-properties draw:fill="solid" draw:fill-color="#ffffff"/>
      <style:paragraph-properties fo:margin-top="0cm" fo:margin-bottom="0cm" loext:contextual-spacing="false" fo:background-color="#ffffff"/>
    </style:style>
    <style:style style:name="P19" style:family="paragraph" style:parent-style-name="List_20_Paragraph">
      <loext:graphic-properties draw:fill="solid" draw:fill-color="#ffffff"/>
      <style:paragraph-properties fo:margin-top="0cm" fo:margin-bottom="0cm" loext:contextual-spacing="false" fo:background-color="#ffffff"/>
      <style:text-properties fo:color="#74848e" fo:font-size="12pt" style:font-size-asian="12pt" style:font-size-complex="12pt" fo:background-color="#ffffff"/>
    </style:style>
    <style:style style:name="P20" style:family="paragraph" style:parent-style-name="List_20_Paragraph">
      <loext:graphic-properties draw:fill="solid" draw:fill-color="#ffffff"/>
      <style:paragraph-properties fo:margin-top="0cm" fo:margin-bottom="0cm" loext:contextual-spacing="false" fo:background-color="#ffffff"/>
      <style:text-properties fo:color="#74848e" fo:font-size="13pt" style:font-size-asian="13pt" style:font-size-complex="13pt" fo:background-color="#ffffff"/>
    </style:style>
    <style:style style:name="P21" style:family="paragraph" style:parent-style-name="List_20_Paragraph" style:list-style-name="WWNum9">
      <loext:graphic-properties draw:fill="solid" draw:fill-color="#ffffff"/>
      <style:paragraph-properties fo:margin-top="0cm" fo:margin-bottom="0cm" loext:contextual-spacing="false" fo:background-color="#ffffff"/>
    </style:style>
    <style:style style:name="P22" style:family="paragraph" style:parent-style-name="List_20_Paragraph" style:list-style-name="WWNum10">
      <loext:graphic-properties draw:fill="solid" draw:fill-color="#ffffff"/>
      <style:paragraph-properties fo:margin-top="0cm" fo:margin-bottom="0cm" loext:contextual-spacing="false" fo:background-color="#ffffff"/>
    </style:style>
    <style:style style:name="P23" style:family="paragraph" style:parent-style-name="List_20_Paragraph" style:list-style-name="WWNum11">
      <loext:graphic-properties draw:fill="solid" draw:fill-color="#ffffff"/>
      <style:paragraph-properties fo:margin-top="0cm" fo:margin-bottom="0cm" loext:contextual-spacing="false" fo:background-color="#ffffff"/>
    </style:style>
    <style:style style:name="P24" style:family="paragraph" style:parent-style-name="List_20_Paragraph" style:list-style-name="WWNum12">
      <loext:graphic-properties draw:fill="solid" draw:fill-color="#ffffff"/>
      <style:paragraph-properties fo:margin-top="0cm" fo:margin-bottom="0cm" loext:contextual-spacing="false" fo:background-color="#ffffff"/>
    </style:style>
    <style:style style:name="P25" style:family="paragraph" style:parent-style-name="List_20_Paragraph" style:list-style-name="WWNum13">
      <loext:graphic-properties draw:fill="solid" draw:fill-color="#ffffff"/>
      <style:paragraph-properties fo:margin-top="0cm" fo:margin-bottom="0cm" loext:contextual-spacing="false" fo:background-color="#ffffff"/>
    </style:style>
    <style:style style:name="P26" style:family="paragraph" style:parent-style-name="List_20_Paragraph">
      <loext:graphic-properties draw:fill="solid" draw:fill-color="#ffffff"/>
      <style:paragraph-properties fo:margin-top="0cm" fo:margin-bottom="0cm" loext:contextual-spacing="false" fo:background-color="#ffffff"/>
      <style:text-properties fo:font-size="12pt" style:font-size-asian="12pt" style:font-size-complex="12pt"/>
    </style:style>
    <style:style style:name="P27" style:family="paragraph" style:parent-style-name="List_20_Paragraph" style:list-style-name="WWNum1">
      <loext:graphic-properties draw:fill="solid" draw:fill-color="#ffffff"/>
      <style:paragraph-properties fo:margin-top="0cm" fo:margin-bottom="0cm" loext:contextual-spacing="false" fo:background-color="#ffffff"/>
      <style:text-properties fo:font-size="12pt" style:font-size-asian="12pt" style:font-size-complex="12pt"/>
    </style:style>
    <style:style style:name="P28"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fo:font-size="13pt" style:font-name-asian="Times New Roman1" style:font-size-asian="13pt" style:font-name-complex="Arial" style:font-size-complex="13pt" style:font-weight-complex="bold"/>
    </style:style>
    <style:style style:name="P29"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style:font-name="Liberation Serif" fo:font-size="12pt" style:font-name-asian="Times New Roman1" style:font-size-asian="12pt" style:font-name-complex="Arial" style:font-size-complex="12pt" style:font-weight-complex="bold"/>
    </style:style>
    <style:style style:name="P30"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style:font-name="Liberation Serif" fo:font-size="12pt" fo:font-weight="bold" style:font-name-asian="Times New Roman1" style:font-size-asian="12pt" style:font-weight-asian="bold" style:font-name-complex="Arial" style:font-size-complex="12pt" style:font-weight-complex="bold"/>
    </style:style>
    <style:style style:name="P31"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style:font-name="Liberation Serif" fo:font-size="12pt" fo:font-style="italic" style:text-underline-style="solid" style:text-underline-width="auto" style:text-underline-color="font-color" style:font-name-asian="Times New Roman1" style:font-size-asian="12pt" style:font-style-asian="italic" style:font-name-complex="Arial" style:font-size-complex="12pt" style:font-weight-complex="bold"/>
    </style:style>
    <style:style style:name="P32"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style:font-name="Liberation Serif" fo:font-size="12pt" fo:font-style="italic" style:text-underline-style="solid" style:text-underline-width="auto" style:text-underline-color="font-color" fo:font-weight="bold" style:font-name-asian="Times New Roman1" style:font-size-asian="12pt" style:font-style-asian="italic" style:font-weight-asian="bold" style:font-name-complex="Arial" style:font-size-complex="12pt" style:font-weight-complex="bold"/>
    </style:style>
    <style:style style:name="P33"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style>
    <style:style style:name="P34"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style:font-name="Liberation Serif" fo:font-size="12pt" style:font-size-asian="12pt" style:font-size-complex="12pt"/>
    </style:style>
    <style:style style:name="P35" style:family="paragraph" style:parent-style-name="List_20_Paragraph" style:list-style-name="">
      <loext:graphic-properties draw:fill="solid" draw:fill-color="#ffffff"/>
      <style:paragraph-properties fo:margin-left="2.54cm" fo:margin-right="0cm" fo:margin-top="0cm" fo:margin-bottom="0cm" loext:contextual-spacing="false" fo:text-indent="0cm" style:auto-text-indent="false" fo:background-color="#ffffff"/>
    </style:style>
    <style:style style:name="P36" style:family="paragraph" style:parent-style-name="List_20_Paragraph">
      <style:paragraph-properties fo:margin-left="2.54cm" fo:margin-right="0cm" fo:text-indent="0cm" style:auto-text-indent="false"/>
    </style:style>
    <style:style style:name="P37" style:family="paragraph" style:parent-style-name="List_20_Paragraph" style:list-style-name="">
      <loext:graphic-properties draw:fill="solid" draw:fill-color="#ffffff"/>
      <style:paragraph-properties fo:margin-left="3.81cm" fo:margin-right="0cm" fo:margin-top="0cm" fo:margin-bottom="0cm" loext:contextual-spacing="false" fo:text-indent="0cm" style:auto-text-indent="false" fo:background-color="#ffffff"/>
      <style:text-properties fo:color="#222222" fo:font-size="13pt" style:font-name-asian="Times New Roman1" style:font-size-asian="13pt" style:font-name-complex="Arial" style:font-size-complex="13pt" style:font-weight-complex="bold"/>
    </style:style>
    <style:style style:name="P38" style:family="paragraph" style:parent-style-name="List_20_Paragraph" style:list-style-name="">
      <loext:graphic-properties draw:fill="solid" draw:fill-color="#ffffff"/>
      <style:paragraph-properties fo:margin-left="3.81cm" fo:margin-right="0cm" fo:margin-top="0cm" fo:margin-bottom="0cm" loext:contextual-spacing="false" fo:text-indent="0cm" style:auto-text-indent="false" fo:background-color="#ffffff"/>
    </style:style>
    <style:style style:name="P39" style:family="paragraph" style:parent-style-name="List_20_Paragraph">
      <loext:graphic-properties draw:fill="solid" draw:fill-color="#ffffff"/>
      <style:paragraph-properties fo:margin-left="1.746cm" fo:margin-right="0cm" fo:margin-top="0cm" fo:margin-bottom="0cm" loext:contextual-spacing="false" fo:text-indent="0.794cm" style:auto-text-indent="false" fo:background-color="#ffffff"/>
    </style:style>
    <style:style style:name="P40" style:family="paragraph" style:parent-style-name="List_20_Paragraph">
      <loext:graphic-properties draw:fill="solid" draw:fill-color="#ffffff"/>
      <style:paragraph-properties fo:margin-left="1.746cm" fo:margin-right="0cm" fo:margin-top="0cm" fo:margin-bottom="0cm" loext:contextual-spacing="false" fo:text-indent="0cm" style:auto-text-indent="false" fo:background-color="#ffffff"/>
      <style:text-properties fo:color="#222222" style:font-name="Liberation Serif" fo:font-size="12pt" style:font-name-asian="Times New Roman1" style:font-size-asian="12pt" style:font-name-complex="Arial" style:font-size-complex="12pt" style:font-weight-complex="bold"/>
    </style:style>
    <style:style style:name="P41" style:family="paragraph" style:parent-style-name="List_20_Paragraph">
      <loext:graphic-properties draw:fill="solid" draw:fill-color="#ffffff"/>
      <style:paragraph-properties fo:margin-left="1.746cm" fo:margin-right="0cm" fo:margin-top="0cm" fo:margin-bottom="0cm" loext:contextual-spacing="false" fo:text-indent="0cm" style:auto-text-indent="false" fo:background-color="#ffffff"/>
      <style:text-properties fo:color="#222222" style:font-name="Liberation Serif" fo:font-size="12pt" fo:font-style="italic" style:text-underline-style="solid" style:text-underline-width="auto" style:text-underline-color="font-color" style:font-name-asian="Times New Roman1" style:font-size-asian="12pt" style:font-style-asian="italic" style:font-name-complex="Arial" style:font-size-complex="12pt" style:font-weight-complex="bold"/>
    </style:style>
    <style:style style:name="P42" style:family="paragraph" style:parent-style-name="List_20_Paragraph">
      <loext:graphic-properties draw:fill="solid" draw:fill-color="#ffffff"/>
      <style:paragraph-properties fo:margin-left="1.746cm" fo:margin-right="0cm" fo:margin-top="0cm" fo:margin-bottom="0cm" loext:contextual-spacing="false" fo:text-indent="0cm" style:auto-text-indent="false" fo:background-color="#ffffff"/>
    </style:style>
    <style:style style:name="P43" style:family="paragraph" style:parent-style-name="List_20_Paragraph">
      <loext:graphic-properties draw:fill="solid" draw:fill-color="#ffffff"/>
      <style:paragraph-properties fo:margin-left="1.905cm" fo:margin-right="0cm" fo:margin-top="0cm" fo:margin-bottom="0cm" loext:contextual-spacing="false" fo:text-indent="0cm" style:auto-text-indent="false" fo:background-color="#ffffff"/>
      <style:text-properties fo:color="#222222" fo:font-size="12pt" style:font-name-asian="Times New Roman1" style:font-size-asian="12pt" style:font-name-complex="Arial" style:font-size-complex="12pt" style:font-weight-complex="bold"/>
    </style:style>
    <style:style style:name="P44" style:family="paragraph" style:parent-style-name="List_20_Paragraph">
      <loext:graphic-properties draw:fill="solid" draw:fill-color="#ffffff"/>
      <style:paragraph-properties fo:margin-left="1.905cm" fo:margin-right="0cm" fo:margin-top="0cm" fo:margin-bottom="0cm" loext:contextual-spacing="false" fo:text-indent="0cm" style:auto-text-indent="false" fo:background-color="#ffffff"/>
    </style:style>
    <style:style style:name="P45" style:family="paragraph" style:parent-style-name="List_20_Paragraph" style:list-style-name="">
      <loext:graphic-properties draw:fill="solid" draw:fill-color="#ffffff"/>
      <style:paragraph-properties fo:margin-left="5.08cm" fo:margin-right="0cm" fo:margin-top="0cm" fo:margin-bottom="0cm" loext:contextual-spacing="false" fo:text-indent="0cm" style:auto-text-indent="false" fo:background-color="#ffffff"/>
    </style:style>
    <style:style style:name="P46" style:family="paragraph" style:parent-style-name="List_20_Paragraph" style:list-style-name="">
      <loext:graphic-properties draw:fill="solid" draw:fill-color="#ffffff"/>
      <style:paragraph-properties fo:margin-left="11.43cm" fo:margin-right="0cm" fo:margin-top="0cm" fo:margin-bottom="0cm" loext:contextual-spacing="false" fo:text-indent="0cm" style:auto-text-indent="false" fo:background-color="#ffffff"/>
    </style:style>
    <style:style style:name="P47" style:family="paragraph" style:parent-style-name="List_20_Paragraph" style:list-style-name="">
      <loext:graphic-properties draw:fill="solid" draw:fill-color="#ffffff"/>
      <style:paragraph-properties fo:margin-left="0cm" fo:margin-right="0cm" fo:margin-top="0cm" fo:margin-bottom="0cm" loext:contextual-spacing="false" fo:text-indent="0cm" style:auto-text-indent="false" fo:background-color="#ffffff"/>
      <style:text-properties officeooo:paragraph-rsid="00159092"/>
    </style:style>
    <style:style style:name="P48" style:family="paragraph" style:parent-style-name="HTML_20_Preformatted">
      <loext:graphic-properties draw:fill="solid" draw:fill-color="#f6f8fa"/>
      <style:paragraph-properties fo:background-color="#f6f8fa"/>
    </style:style>
    <style:style style:name="P49" style:family="paragraph" style:parent-style-name="Standard_20__28_user_29_">
      <style:text-properties fo:font-size="15pt" fo:font-weight="bold" style:font-size-asian="15pt" style:font-weight-asian="bold" style:font-size-complex="15pt" style:font-weight-complex="bold"/>
    </style:style>
    <style:style style:name="P50" style:family="paragraph" style:parent-style-name="Standard_20__28_user_29_" style:master-page-name="Standard">
      <style:paragraph-properties style:page-number="auto"/>
    </style:style>
    <style:style style:name="P51"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style>
    <style:style style:name="P52"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style:font-name-asian="Times New Roman1" style:font-name-complex="Arial" style:font-weight-complex="bold"/>
    </style:style>
    <style:style style:name="P53"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fo:font-size="12pt" style:font-name-asian="Times New Roman1" style:font-size-asian="12pt" style:font-name-complex="Arial" style:font-size-complex="12pt" style:font-weight-complex="bold"/>
    </style:style>
    <style:style style:name="P54"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fo:font-size="12pt" fo:font-weight="bold" style:font-name-asian="Times New Roman1" style:font-size-asian="12pt" style:font-weight-asian="bold" style:font-name-complex="Arial" style:font-size-complex="12pt" style:font-weight-complex="bold"/>
    </style:style>
    <style:style style:name="P55"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fo:font-size="13pt" style:font-name-asian="Times New Roman1" style:font-size-asian="13pt" style:font-name-complex="Arial" style:font-size-complex="13pt" style:font-weight-complex="bold"/>
    </style:style>
    <style:style style:name="P56"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fo:font-size="13pt" style:font-name-asian="Times New Roman1" style:font-size-asian="13pt" style:font-name-complex="Arial" style:font-size-complex="13pt" style:font-weight-complex="bold"/>
    </style:style>
    <style:style style:name="P57"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fo:font-size="13pt" fo:font-weight="bold" style:font-name-asian="Times New Roman1" style:font-size-asian="13pt" style:font-weight-asian="bold" style:font-name-complex="Arial" style:font-size-complex="13pt" style:font-weight-complex="bold"/>
    </style:style>
    <style:style style:name="P58"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fo:font-size="12pt" style:font-name-asian="Times New Roman1" style:font-size-asian="12pt" style:font-name-complex="Arial" style:font-size-complex="12pt" style:font-weight-complex="bold"/>
    </style:style>
    <style:style style:name="P59"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fo:font-weight="bold" style:font-name-asian="Times New Roman1" style:font-weight-asian="bold" style:font-name-complex="Arial" style:font-weight-complex="bold"/>
    </style:style>
    <style:style style:name="P60"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asian="Times New Roman1" style:font-name-complex="Arial" style:font-weight-complex="bold"/>
    </style:style>
    <style:style style:name="P61"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fo:font-size="12pt" style:font-name-asian="Times New Roman1" style:font-size-asian="12pt" style:font-name-complex="Arial" style:font-size-complex="12pt" style:font-weight-complex="bold"/>
    </style:style>
    <style:style style:name="P62"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style:font-name="Liberation Serif" fo:font-size="12pt" style:font-size-asian="12pt" style:font-size-complex="12pt"/>
    </style:style>
    <style:style style:name="P63"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officeooo:paragraph-rsid="00159092"/>
    </style:style>
    <style:style style:name="P64"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font-size="12pt" style:font-size-asian="12pt" style:font-size-complex="12pt"/>
    </style:style>
    <style:style style:name="P65" style:family="paragraph" style:parent-style-name="Standard">
      <loext:graphic-properties draw:fill="solid" draw:fill-color="#ffffff"/>
      <style:paragraph-properties fo:margin-left="1.905cm" fo:margin-right="0cm" fo:margin-top="0cm" fo:margin-bottom="0cm" loext:contextual-spacing="false" fo:text-indent="0cm" style:auto-text-indent="false" fo:background-color="#ffffff"/>
    </style:style>
    <style:style style:name="P66" style:family="paragraph" style:parent-style-name="Standard">
      <loext:graphic-properties draw:fill="solid" draw:fill-color="#ffffff"/>
      <style:paragraph-properties fo:margin-left="1.905cm" fo:margin-right="0cm" fo:margin-top="0cm" fo:margin-bottom="0cm" loext:contextual-spacing="false" fo:text-indent="0cm" style:auto-text-indent="false" fo:background-color="#ffffff"/>
      <style:text-properties fo:color="#222222" fo:font-size="13pt" style:font-name-asian="Times New Roman1" style:font-size-asian="13pt" style:font-name-complex="Arial" style:font-size-complex="13pt" style:font-weight-complex="bold"/>
    </style:style>
    <style:style style:name="P67" style:family="paragraph" style:parent-style-name="Standard">
      <loext:graphic-properties draw:fill="solid" draw:fill-color="#ffffff"/>
      <style:paragraph-properties fo:margin-top="0cm" fo:margin-bottom="0cm" loext:contextual-spacing="false" fo:background-color="#ffffff"/>
    </style:style>
    <style:style style:name="P68" style:family="paragraph" style:parent-style-name="Standard">
      <loext:graphic-properties draw:fill="solid" draw:fill-color="#ffffff"/>
      <style:paragraph-properties fo:margin-top="0cm" fo:margin-bottom="0cm" loext:contextual-spacing="false" fo:background-color="#ffffff"/>
      <style:text-properties fo:color="#222222" style:font-name="Liberation Serif" fo:font-size="12pt" style:font-name-asian="Times New Roman1" style:font-size-asian="12pt" style:font-name-complex="Arial" style:font-size-complex="12pt" style:font-weight-complex="bold"/>
    </style:style>
    <style:style style:name="P69" style:family="paragraph" style:parent-style-name="Standard">
      <loext:graphic-properties draw:fill="solid" draw:fill-color="#ffffff"/>
      <style:paragraph-properties fo:margin-left="0cm" fo:margin-right="0cm" fo:margin-top="0cm" fo:margin-bottom="0cm" loext:contextual-spacing="false" fo:text-indent="0cm" style:auto-text-indent="false" fo:background-color="#ffffff"/>
    </style:style>
    <style:style style:name="P70" style:family="paragraph" style:parent-style-name="Standard">
      <loext:graphic-properties draw:fill="solid" draw:fill-color="#ffffff"/>
      <style:paragraph-properties fo:margin-left="1.27cm" fo:margin-right="0cm" fo:margin-top="0cm" fo:margin-bottom="0cm" loext:contextual-spacing="false" fo:text-indent="1.27cm" style:auto-text-indent="false" fo:background-color="#ffffff"/>
      <style:text-properties fo:color="#222222" style:font-name="Liberation Serif" fo:font-size="12pt" style:font-name-asian="Times New Roman1" style:font-size-asian="12pt" style:font-name-complex="Arial" style:font-size-complex="12pt" style:font-weight-complex="bold"/>
    </style:style>
    <style:style style:name="P71" style:family="paragraph" style:parent-style-name="Standard">
      <loext:graphic-properties draw:fill="solid" draw:fill-color="#ffffff"/>
      <style:paragraph-properties fo:margin-left="1.27cm" fo:margin-right="0cm" fo:margin-top="0cm" fo:margin-bottom="0cm" loext:contextual-spacing="false" fo:text-indent="1.27cm" style:auto-text-indent="false" fo:background-color="#ffffff"/>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176082" style:font-size-asian="15pt" style:font-weight-asian="bold" style:font-size-complex="15pt" style:font-weight-complex="bold"/>
    </style:style>
    <style:style style:name="T3" style:family="text">
      <style:text-properties style:font-weight-complex="bold"/>
    </style:style>
    <style:style style:name="T4" style:family="text">
      <style:text-properties fo:color="#222222" fo:font-size="13pt" fo:font-weight="bold" style:font-name-asian="Times New Roman1" style:font-size-asian="13pt" style:font-weight-asian="bold" style:font-name-complex="Arial" style:font-size-complex="13pt" style:font-weight-complex="bold"/>
    </style:style>
    <style:style style:name="T5" style:family="text">
      <style:text-properties fo:color="#222222" fo:font-size="13pt" style:font-name-asian="Times New Roman1" style:font-size-asian="13pt" style:font-name-complex="Arial" style:font-size-complex="13pt" style:font-weight-complex="bold"/>
    </style:style>
    <style:style style:name="T6" style:family="text">
      <style:text-properties fo:color="#222222" fo:font-size="13pt" style:font-size-asian="13pt" style:font-name-complex="Arial" style:font-size-complex="13pt" fo:background-color="#ffffff"/>
    </style:style>
    <style:style style:name="T7" style:family="text">
      <style:text-properties fo:color="#222222" fo:font-size="13pt" fo:font-style="italic" style:text-underline-style="solid" style:text-underline-width="auto" style:text-underline-color="font-color" style:font-name-asian="Times New Roman1" style:font-size-asian="13pt" style:font-style-asian="italic" style:font-name-complex="Arial" style:font-size-complex="13pt" style:font-weight-complex="bold"/>
    </style:style>
    <style:style style:name="T8" style:family="text">
      <style:text-properties fo:color="#222222" fo:font-size="13pt" fo:font-style="italic" style:text-underline-style="solid" style:text-underline-width="auto" style:text-underline-color="font-color" fo:font-weight="bold" style:font-name-asian="Times New Roman1" style:font-size-asian="13pt" style:font-style-asian="italic" style:font-weight-asian="bold" style:font-name-complex="Arial" style:font-size-complex="13pt" style:font-weight-complex="bold"/>
    </style:style>
    <style:style style:name="T9" style:family="text">
      <style:text-properties fo:color="#222222" style:font-name-asian="Times New Roman1" style:font-name-complex="Arial"/>
    </style:style>
    <style:style style:name="T10" style:family="text">
      <style:text-properties fo:color="#222222" style:font-name-asian="Times New Roman1" style:font-name-complex="Arial" style:font-weight-complex="bold"/>
    </style:style>
    <style:style style:name="T11" style:family="text">
      <style:text-properties fo:color="#222222" style:font-name="Liberation Serif" fo:font-size="12pt" style:font-name-asian="Times New Roman1" style:font-size-asian="12pt" style:font-name-complex="Arial" style:font-size-complex="12pt" style:font-weight-complex="bold"/>
    </style:style>
    <style:style style:name="T12" style:family="text">
      <style:text-properties fo:color="#222222" style:font-name="Liberation Serif" fo:font-size="12pt" fo:font-style="italic" style:text-underline-style="solid" style:text-underline-width="auto" style:text-underline-color="font-color" style:font-name-asian="Times New Roman1" style:font-size-asian="12pt" style:font-style-asian="italic" style:font-name-complex="Arial" style:font-size-complex="12pt" style:font-weight-complex="bold"/>
    </style:style>
    <style:style style:name="T13" style:family="text">
      <style:text-properties fo:color="#222222" style:font-name="Liberation Serif" fo:font-size="12pt" fo:font-style="italic" style:text-underline-style="solid" style:text-underline-width="auto" style:text-underline-color="font-color" fo:font-weight="bold" style:font-name-asian="Times New Roman1" style:font-size-asian="12pt" style:font-style-asian="italic" style:font-weight-asian="bold" style:font-name-complex="Arial" style:font-size-complex="12pt" style:font-weight-complex="bold"/>
    </style:style>
    <style:style style:name="T14" style:family="text">
      <style:text-properties fo:color="#222222" style:font-name="Liberation Serif" fo:font-size="12pt" fo:font-style="italic" style:text-underline-style="solid" style:text-underline-width="auto" style:text-underline-color="font-color" fo:font-weight="bold" style:font-name-asian="Times New Roman1" style:font-size-asian="12pt" style:font-style-asian="italic" style:font-weight-asian="bold" style:font-name-complex="Arial" style:font-size-complex="12pt" style:font-style-complex="italic" style:font-weight-complex="bold"/>
    </style:style>
    <style:style style:name="T15" style:family="text">
      <style:text-properties fo:color="#222222" style:font-name="Liberation Serif" fo:font-size="12pt" fo:font-style="italic" fo:font-weight="bold" style:font-name-asian="Times New Roman1" style:font-size-asian="12pt" style:font-style-asian="italic" style:font-weight-asian="bold" style:font-name-complex="Arial" style:font-size-complex="12pt" style:font-style-complex="italic" style:font-weight-complex="bold"/>
    </style:style>
    <style:style style:name="T16" style:family="text">
      <style:text-properties fo:color="#222222" style:font-name="Liberation Serif" fo:font-size="12pt" fo:font-style="italic" style:text-underline-style="none" style:font-name-asian="Times New Roman1" style:font-size-asian="12pt" style:font-style-asian="italic" style:font-name-complex="Arial" style:font-size-complex="12pt" style:font-style-complex="italic" style:font-weight-complex="bold"/>
    </style:style>
    <style:style style:name="T17" style:family="text">
      <style:text-properties fo:color="#222222" style:font-name="Liberation Serif" fo:font-size="12pt" fo:font-style="italic" style:text-underline-style="none" fo:font-weight="bold" style:font-name-asian="Times New Roman1" style:font-size-asian="12pt" style:font-style-asian="italic" style:font-weight-asian="bold" style:font-name-complex="Arial" style:font-size-complex="12pt" style:font-style-complex="italic" style:font-weight-complex="bold"/>
    </style:style>
    <style:style style:name="T18" style:family="text">
      <style:text-properties fo:color="#222222" style:font-name="Liberation Serif" fo:font-size="12pt" fo:font-style="italic" style:text-underline-style="none" fo:font-weight="bold" officeooo:rsid="00159092" style:font-name-asian="Times New Roman1" style:font-size-asian="12pt" style:font-style-asian="italic" style:font-weight-asian="bold" style:font-name-complex="Arial" style:font-size-complex="12pt" style:font-style-complex="italic" style:font-weight-complex="bold"/>
    </style:style>
    <style:style style:name="T19" style:family="text">
      <style:text-properties fo:color="#222222" style:font-name="Liberation Serif" fo:font-size="12pt" fo:language="en" fo:country="IN" fo:font-weight="bold" style:letter-kerning="true" style:font-name-asian="Times New Roman1" style:font-size-asian="12pt" style:language-asian="zh" style:country-asian="CN" style:font-weight-asian="bold" style:font-name-complex="Arial" style:font-size-complex="12pt" style:language-complex="hi" style:country-complex="IN" style:font-weight-complex="bold"/>
    </style:style>
    <style:style style:name="T20" style:family="text">
      <style:text-properties fo:color="#222222" style:font-name="Liberation Serif" fo:font-size="12pt" fo:background-color="#ffffff" loext:char-shading-value="0" style:font-size-asian="12pt" style:font-name-complex="Arial" style:font-size-complex="12pt" style:font-weight-complex="bold"/>
    </style:style>
    <style:style style:name="T21" style:family="text">
      <style:text-properties fo:color="#222222" style:font-name="Liberation Serif" fo:font-size="12pt" fo:background-color="#ffffff" loext:char-shading-value="0" style:font-size-asian="12pt" style:font-name-complex="Arial" style:font-size-complex="12pt"/>
    </style:style>
    <style:style style:name="T22" style:family="text">
      <style:text-properties fo:color="#222222" style:font-name="Liberation Serif" fo:font-size="12pt" style:font-size-asian="12pt" style:font-name-complex="Arial" style:font-size-complex="12pt" style:font-weight-complex="bold"/>
    </style:style>
    <style:style style:name="T23" style:family="text">
      <style:text-properties fo:color="#222222" style:font-name="Liberation Serif" fo:font-size="12pt" fo:font-style="normal" style:text-underline-style="solid" style:text-underline-width="auto" style:text-underline-color="font-color" style:font-name-asian="Times New Roman1" style:font-size-asian="12pt" style:font-style-asian="normal" style:font-name-complex="Arial" style:font-size-complex="12pt" style:font-style-complex="normal" style:font-weight-complex="bold"/>
    </style:style>
    <style:style style:name="T24" style:family="text">
      <style:text-properties fo:color="#222222" style:font-name="Liberation Serif" fo:font-size="12pt" fo:font-style="normal" style:text-underline-style="none" style:font-name-asian="Times New Roman1" style:font-size-asian="12pt" style:font-style-asian="normal" style:font-name-complex="Arial" style:font-size-complex="12pt" style:font-style-complex="normal" style:font-weight-complex="bold"/>
    </style:style>
    <style:style style:name="T25" style:family="text">
      <style:text-properties fo:color="#222222" style:font-name="Liberation Serif" fo:font-size="12pt" fo:font-style="normal" style:text-underline-style="none" fo:font-weight="bold" officeooo:rsid="00159092" style:font-name-asian="Times New Roman1" style:font-size-asian="12pt" style:font-style-asian="normal" style:font-weight-asian="bold" style:font-name-complex="Arial" style:font-size-complex="12pt" style:font-style-complex="normal" style:font-weight-complex="bold"/>
    </style:style>
    <style:style style:name="T26" style:family="text">
      <style:text-properties fo:color="#222222" style:font-name="Liberation Serif" fo:font-size="12pt" fo:font-style="normal" style:text-underline-style="none" fo:font-weight="normal" officeooo:rsid="00159092" style:font-name-asian="Times New Roman1" style:font-size-asian="12pt" style:font-style-asian="normal" style:font-weight-asian="normal" style:font-name-complex="Arial" style:font-size-complex="12pt" style:font-style-complex="normal" style:font-weight-complex="normal"/>
    </style:style>
    <style:style style:name="T27" style:family="text">
      <style:text-properties fo:color="#222222" style:font-name="Liberation Serif" fo:font-size="13pt" style:font-name-asian="Times New Roman1" style:font-size-asian="13pt" style:font-name-complex="Arial" style:font-size-complex="13pt" style:font-weight-complex="bold"/>
    </style:style>
    <style:style style:name="T28" style:family="text">
      <style:text-properties fo:color="#222222" fo:font-size="12pt" style:font-name-asian="Times New Roman1" style:font-size-asian="12pt" style:font-name-complex="Arial" style:font-size-complex="12pt" style:font-weight-complex="bold"/>
    </style:style>
    <style:style style:name="T29" style:family="text">
      <style:text-properties fo:color="#222222" fo:font-size="12pt" fo:font-weight="bold" style:font-name-asian="Times New Roman1" style:font-size-asian="12pt" style:font-weight-asian="bold" style:font-name-complex="Arial" style:font-size-complex="12pt" style:font-weight-complex="bold"/>
    </style:style>
    <style:style style:name="T30" style:family="text">
      <style:text-properties fo:color="#222222" fo:font-size="12pt" fo:background-color="#ffffff" loext:char-shading-value="0" style:font-size-asian="12pt" style:font-name-complex="Arial" style:font-size-complex="12pt"/>
    </style:style>
    <style:style style:name="T31" style:family="text">
      <style:text-properties fo:color="#222222" fo:font-size="11pt" fo:font-weight="bold" style:font-name-asian="Times New Roman1" style:font-size-asian="11pt" style:font-weight-asian="bold" style:font-name-complex="Arial" style:font-size-complex="11pt" style:font-weight-complex="bold"/>
    </style:style>
    <style:style style:name="T32" style:family="text">
      <style:text-properties fo:color="#222222" fo:font-weight="bold" style:font-name-asian="Times New Roman1" style:font-weight-asian="bold" style:font-name-complex="Arial" style:font-weight-complex="bold"/>
    </style:style>
    <style:style style:name="T33" style:family="text">
      <style:text-properties fo:font-size="12pt" style:font-size-asian="12pt" style:font-size-complex="12pt"/>
    </style:style>
    <style:style style:name="T34" style:family="text">
      <style:text-properties fo:font-size="12pt" style:font-name-asian="Times New Roman1" style:font-size-asian="12pt" style:font-name-complex="Arial" style:font-size-complex="12pt" style:font-weight-complex="bold"/>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fo:language="en" fo:country="IN" fo:font-weight="bold" style:letter-kerning="true" style:font-name-asian="Times New Roman1" style:font-size-asian="12pt" style:language-asian="zh" style:country-asian="CN" style:font-weight-asian="bold" style:font-name-complex="Arial" style:font-size-complex="12pt" style:language-complex="hi" style:country-complex="IN" style:font-weight-complex="bold"/>
    </style:style>
    <style:style style:name="T37" style:family="text">
      <style:text-properties style:font-name="Liberation Serif" fo:font-size="12pt" fo:font-weight="bold" style:font-name-asian="Times New Roman1" style:font-size-asian="12pt" style:font-weight-asian="bold" style:font-name-complex="Arial" style:font-size-complex="12pt" style:font-weight-complex="bold"/>
    </style:style>
    <style:style style:name="T38" style:family="text">
      <style:text-properties style:font-name="Liberation Serif" fo:font-size="12pt" fo:background-color="#ffffff" loext:char-shading-value="0" style:font-size-asian="12pt" style:font-name-complex="Arial" style:font-size-complex="12pt"/>
    </style:style>
    <style:style style:name="T39" style:family="text">
      <style:text-properties style:font-name="Liberation Serif" fo:font-size="12pt" fo:font-style="italic" fo:font-weight="bold" style:font-name-asian="Times New Roman1" style:font-size-asian="12pt" style:font-style-asian="italic" style:font-weight-asian="bold" style:font-name-complex="Arial" style:font-size-complex="12pt" style:font-weight-complex="bold"/>
    </style:style>
    <style:style style:name="T40"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41" style:family="text">
      <style:text-properties style:font-name="Liberation Serif" fo:font-size="12pt" style:font-name-asian="Times New Roman1" style:font-size-asian="12pt" style:font-name-complex="Arial" style:font-size-complex="12pt" style:font-weight-complex="bold"/>
    </style:style>
    <style:style style:name="T42" style:family="text">
      <style:text-properties fo:color="#4d4d4d" style:font-name="Liberation Serif" fo:font-size="12pt" fo:background-color="#ffffff" loext:char-shading-value="0" style:font-size-asian="12pt" style:font-name-complex="Arial" style:font-size-complex="12pt"/>
    </style:style>
    <style:style style:name="T43" style:family="text">
      <style:text-properties fo:color="#4d4d4d" fo:font-size="13pt" style:font-size-asian="13pt" style:font-name-complex="Arial" style:font-size-complex="13pt" fo:background-color="#ffffff"/>
    </style:style>
    <style:style style:name="T44" style:family="text">
      <style:text-properties fo:font-size="13pt" style:font-size-asian="13pt" style:font-size-complex="13pt"/>
    </style:style>
    <style:style style:name="T45" style:family="text">
      <style:text-properties fo:color="#24292e" style:font-name="Liberation Serif" fo:font-size="12pt" fo:font-style="italic" fo:font-weight="bold" style:font-size-asian="12pt" style:font-style-asian="italic" style:font-weight-asian="bold" style:font-name-complex="Consolas1" style:font-size-complex="12pt" style:font-style-complex="italic" style:font-weight-complex="bold"/>
    </style:style>
    <style:style style:name="T46" style:family="text">
      <style:text-properties fo:color="#24292e" style:font-name="Consolas" style:font-name-complex="Consolas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Chapter X <text:s text:c="2"/></text:span><text:span text:style-name="T2">Research about </text:span><text:span text:style-name="T1">Approach 2 – Integrating other third party open source text editors into OpenEdx platform</text:span><text:span text:style-name="T3"> </text:span><text:span text:style-name="T1">(needs appropriate title)</text:span></text:p>
      <text:p text:style-name="P49"/>
      <text:p text:style-name="P1"/>
      <text:p text:style-name="P1"/>
      <text:p text:style-name="P1"/>
      <text:p text:style-name="P10"><text:span text:style-name="T4">X.1 Integration Of The other third party Editors</text:span></text:p>
      <text:p text:style-name="P1"/>
      <text:p text:style-name="P10"><text:span text:style-name="T9">Just like CodeMirror and TinyMCE there are other third party open source text editors which meet all the prerequisites of our enhancement critera. Some of them are Notepad++, Quill, Brackets, ContentTools, Grapejs,etc. As an alternative to our first approach we thought of another possibility of reaching our objective. Just like how the OpenEdx has merged two text editors for their HTML editor, similarly even we can try to integrate WYSWYG editor using the same methodology. In this approach we develop an entire new editor itself. Moreover since all these editors are open source their github repositories is easily accessible. So we also thought of trying to import the logic they used in their source code to add features such as code indentation ,code folding etc. We put this approach as our <text:s/>backup for our approach1 because, approach2 is a bit hacky and complicated to implement compared to approach1 </text:span></text:p>
      <text:p text:style-name="Standard"/>
      <text:p text:style-name="P10"><text:span text:style-name="T4">X.2 Other similar editors (title required)</text:span></text:p>
      <text:p text:style-name="P1"/>
      <text:p text:style-name="P26"><text:span text:style-name="T10">Before integrating <text:s/>here are some of the questions that we asked ourselves:</text:span></text:p>
      <text:p text:style-name="P9"/>
      <text:list xml:id="list2451525881" text:style-name="WWNum1">
        <text:list-item>
          <text:p text:style-name="P27"><text:span text:style-name="T10">What kind of editor do we want...??</text:span></text:p>
        </text:list-item>
        <text:list-item>
          <text:p text:style-name="P27"><text:span text:style-name="T10">What features does that editor should have..??</text:span></text:p>
        </text:list-item>
        <text:list-item>
          <text:p text:style-name="P27"><text:span text:style-name="T10">How does these editors help with our motive..??</text:span></text:p>
        </text:list-item>
      </text:list>
      <text:p text:style-name="P28"/>
      <text:p text:style-name="P51"><text:span text:style-name="T11">So here are few points that helped us clear our doubts:</text:span></text:p>
      <text:p text:style-name="P52"/>
      <text:list xml:id="list1416714449" text:style-name="WWNum2">
        <text:list-item>
          <text:p text:style-name="P11"><text:span text:style-name="T28">We need an editor that makes our work easy, simple, and has got much better working properties as compared to the editor that is currently being used in the OpenEdx platform.</text:span></text:p>
        </text:list-item>
      </text:list>
      <text:p text:style-name="P37"/>
      <text:list xml:id="list44813384868118" text:continue-numbering="true" text:style-name="WWNum2">
        <text:list-item>
          <text:p text:style-name="P11"><text:span text:style-name="T28">The editor should have inbuilt features(code folding, pretty indentation,languages,etc) that could just wipe out the issues that are being faced by the openEdx html editor.</text:span></text:p>
        </text:list-item>
      </text:list>
      <text:p text:style-name="P37"/>
      <text:list xml:id="list44814353277914" text:continue-numbering="true" text:style-name="WWNum2">
        <text:list-item>
          <text:p text:style-name="P11"><text:span text:style-name="T28">Since our motive is to add features such as indendation , cold folding, internal css,etc, so considering an editor that has these features inbuilt, and integrating it by making some required changes might help us in achieving our motive, and would even resolve in eliminating the issues faced by the current HTML editor that is being used by the OpenEdx platform.</text:span></text:p>
        </text:list-item>
      </text:list>
      <text:p text:style-name="P4"/>
      <text:p text:style-name="P65"><text:span text:style-name="T11">After a bit of research work what we found out is some pretty good and well built editors that support html language. All these editors are open source and all their </text:span><text:soft-page-break/><text:span text:style-name="T11">source code is available in their respective git repositories. The list of editors that we had researched on are as follows:</text:span></text:p>
      <text:p text:style-name="P66"/>
      <text:list xml:id="list2197144764" text:style-name="WWNum3">
        <text:list-item>
          <text:p text:style-name="P12"><text:span text:style-name="T5">Notepad++</text:span></text:p>
        </text:list-item>
        <text:list-item>
          <text:p text:style-name="P12"><text:span text:style-name="T5">Brackets</text:span></text:p>
        </text:list-item>
        <text:list-item>
          <text:p text:style-name="P12"><text:span text:style-name="T5">ContentTools</text:span></text:p>
        </text:list-item>
      </text:list>
      <text:p text:style-name="P51"><text:span text:style-name="T5"><text:s text:c="5"/></text:span><text:span text:style-name="T11"><text:s/>The detailed explanation about each editor follows .</text:span></text:p>
      <text:p text:style-name="P56"/>
      <text:p text:style-name="P10"><text:span text:style-name="T4">X.3 Notepad++</text:span></text:p>
      <text:p text:style-name="P1"/>
      <text:p text:style-name="P10"><text:span text:style-name="T4">X.3.1 About</text:span></text:p>
      <text:p text:style-name="P56"/>
      <text:p text:style-name="P51"><text:span text:style-name="T11">Notepad++ is a free (as in “free speech” and also as in “free beer”) open source code editor and Notepad replacement that supports several languages. Running in the operating system its use is governed by the GPL license. </text:span></text:p>
      <text:p text:style-name="P53"/>
      <text:p text:style-name="P51"><text:span text:style-name="T11">Based on the powerful editing component SCINTILLA, Notepad++ is written in c++ and uses pure WIN32 API and STL which ensures a higher execution speed and smaller program size.</text:span></text:p>
      <text:p text:style-name="P53"/>
      <text:p text:style-name="P51"><text:span text:style-name="T11">As of now the current version of the Notepad++ available in the market is v7.5.6</text:span><text:span text:style-name="T5">.</text:span></text:p>
      <text:p text:style-name="P56"/>
      <text:p text:style-name="P51"><text:span text:style-name="T4">X.3.2. Features</text:span></text:p>
      <text:p text:style-name="P57"/>
      <text:list xml:id="list2071225368" text:style-name="WWNum4">
        <text:list-item>
          <text:p text:style-name="P13"><text:span text:style-name="T28">Syntax Highlightning</text:span></text:p>
        </text:list-item>
        <text:list-item>
          <text:p text:style-name="P13"><text:span text:style-name="T28">Syntax Folding</text:span></text:p>
        </text:list-item>
        <text:list-item>
          <text:p text:style-name="P13"><text:span text:style-name="T28">User Desfined Syntax Highligting and Syntax Folding. (images (n++1,2,3,4))</text:span></text:p>
        </text:list-item>
        <text:list-item>
          <text:p text:style-name="P13"><text:span text:style-name="T28">PCRE (Perl Compatible Regular Expreession) Search and Replace.</text:span></text:p>
        </text:list-item>
        <text:list-item>
          <text:p text:style-name="P13"><text:span text:style-name="T28">GUI entirely customizable.</text:span></text:p>
        </text:list-item>
        <text:list-item>
          <text:p text:style-name="P13"><text:span text:style-name="T28">Auto completion: Word completion, Function completion and Function parameter hint.</text:span></text:p>
        </text:list-item>
        <text:list-item>
          <text:p text:style-name="P13"><text:span text:style-name="T28">Multi document (Tab interface).</text:span></text:p>
        </text:list-item>
        <text:list-item>
          <text:p text:style-name="P13"><text:span text:style-name="T28">Multi view</text:span></text:p>
        </text:list-item>
        <text:list-item>
          <text:p text:style-name="P13"><text:span text:style-name="T28">WYSIWYG (printing).</text:span></text:p>
        </text:list-item>
        <text:list-item>
          <text:p text:style-name="P13"><text:span text:style-name="T28">Zoom in and Zoom out.</text:span></text:p>
        </text:list-item>
        <text:list-item>
          <text:p text:style-name="P13"><text:span text:style-name="T28">Multi language environment supported.</text:span></text:p>
        </text:list-item>
        <text:list-item>
          <text:p text:style-name="P13"><text:span text:style-name="T28">Macro recording and playback.</text:span></text:p>
        </text:list-item>
        <text:list-item>
          <text:p text:style-name="P13"><text:span text:style-name="T28">Bookmark.</text:span></text:p>
        </text:list-item>
      </text:list>
      <text:p text:style-name="P58"/>
      <text:p text:style-name="P58"/>
      <text:p text:style-name="P58"/>
      <text:p text:style-name="P58"/>
      <text:p text:style-name="P58"/>
      <text:p text:style-name="P51"><text:soft-page-break/><text:span text:style-name="T4">X.3.3 observations made</text:span></text:p>
      <text:p text:style-name="P57"/>
      <text:p text:style-name="P51"><text:span text:style-name="T11">Here are a list of things that we have found about notepad++ :</text:span></text:p>
      <text:p text:style-name="P52"/>
      <text:list xml:id="list1719727704" text:style-name="WWNum5">
        <text:list-item>
          <text:p text:style-name="P14"><text:span text:style-name="T28">Scintilla is the main component of Notepad++ which is very powerful.</text:span></text:p>
        </text:list-item>
        <text:list-item>
          <text:p text:style-name="P14"><text:span text:style-name="T28">This editor is written in c++</text:span></text:p>
        </text:list-item>
        <text:list-item>
          <text:p text:style-name="P14"><text:span text:style-name="T28">All the syntax styling part is done using the Scintilla component.</text:span></text:p>
        </text:list-item>
        <text:list-item>
          <text:p text:style-name="P14"><text:span text:style-name="T28">Scintilla edits and even is used for debugging the source code of the Notepad++</text:span></text:p>
        </text:list-item>
        <text:list-item>
          <text:p text:style-name="P14"><text:span text:style-name="T28">Some files where the required changes are to be made and importing those files so they can be used in building an editor for OpenEdx platform.</text:span></text:p>
        </text:list-item>
      </text:list>
      <text:p text:style-name="P56"/>
      <text:p text:style-name="P51"><text:span text:style-name="T4">X.3.4 Links</text:span></text:p>
      <text:p text:style-name="P57"/>
      <text:p text:style-name="P51"><text:span text:style-name="T11">Here are some links that would be helpful in knowing where the required code snippet regarding styling, language, etc, are present related to notepad++</text:span></text:p>
      <text:p text:style-name="P58"/>
      <text:list xml:id="list370795158" text:style-name="WWNum6">
        <text:list-item>
          <text:p text:style-name="P15"><text:span text:style-name="T12">Source code:</text:span></text:p>
        </text:list-item>
      </text:list>
      <text:p text:style-name="P33"><text:span text:style-name="T11">the source code of notepad++ is available on github repository :-</text:span></text:p>
      <text:p text:style-name="P29"/>
      <text:p text:style-name="P67"><text:span text:style-name="T19"><text:tab/><text:tab/></text:span><text:a xlink:type="simple" xlink:href="https://github.com/notepad-plus-plus/notepad-plus-plus" text:style-name="ListLabel_20_62" text:visited-style-name="ListLabel_20_62"><text:span text:style-name="Internet_20_link"><text:span text:style-name="T36">https://github.com/notepad-plus-plus/notepad-plus-plus</text:span></text:span></text:a></text:p>
      <text:p text:style-name="P68"/>
      <text:list xml:id="list44813339894226" text:continue-numbering="true" text:style-name="WWNum6">
        <text:list-item>
          <text:p text:style-name="P15"><text:span text:style-name="T12">Indendation code:</text:span></text:p>
        </text:list-item>
      </text:list>
      <text:p text:style-name="P33"><text:span text:style-name="T11">the code regarding where the logic of notepad++ indentation is available is below:</text:span></text:p>
      <text:p text:style-name="P29"/>
      <text:p text:style-name="P33"><text:a xlink:type="simple" xlink:href="https://github.com/notepad-plus-plus/notepad-plus-plus/blob/master/scintilla/lexlib/Accessor.cxx" text:style-name="ListLabel_20_63" text:visited-style-name="ListLabel_20_63"><text:span text:style-name="Internet_20_link"><text:span text:style-name="T37">https://github.com/notepad-plus-plus/notepad-plus-plus/blob/master/scintilla/lexlib/Accessor.cxx</text:span></text:span></text:a></text:p>
      <text:p text:style-name="P30"/>
      <text:p text:style-name="P33"><text:span text:style-name="T11">the code regarding where the logic of Syntax Folding is present is below:</text:span></text:p>
      <text:p text:style-name="P29"/>
      <text:p text:style-name="P33"><text:a xlink:type="simple" xlink:href="https://github.com/notepad-plus-plus/notepad-plus-plus/blob/master/scintilla/lexers/LexVerilog.cxx" text:style-name="ListLabel_20_63" text:visited-style-name="ListLabel_20_63"><text:span text:style-name="Internet_20_link"><text:span text:style-name="T37">https://github.com/notepad-plus-plus/notepad-plus-plus/blob/master/scintilla/lexers/LexVerilog.cxx</text:span></text:span></text:a></text:p>
      <text:p text:style-name="P30"/>
      <text:p text:style-name="P33"><text:span text:style-name="T11">the code regarding where the logic of <text:s/>Syntax Higlighting , Detecting Comments(both single &amp; multi line comments) , Initialization of indentation level is present is below :</text:span></text:p>
      <text:p text:style-name="P29"/>
      <text:p text:style-name="P33"><text:a xlink:type="simple" xlink:href="https://github.com/notepad-plus-plus/notepad-plus-plus/blob/master/scintilla/lexers/LexKVIrc.cxx" text:style-name="ListLabel_20_63" text:visited-style-name="ListLabel_20_63"><text:span text:style-name="Internet_20_link"><text:span text:style-name="T37">https://github.com/notepad-plus-plus/notepad-plus-plus/blob/master/scintilla/lexers/LexKVIrc.cxx</text:span></text:span></text:a></text:p>
      <text:p text:style-name="P30"/>
      <text:p text:style-name="P33"><text:span text:style-name="T11">the below link provides reference to the code where the functions regarding all the above functions of indendation are included:</text:span></text:p>
      <text:p text:style-name="P29"/>
      <text:p text:style-name="P33"><text:a xlink:type="simple" xlink:href="https://github.com/notepad-plus-plus/notepad-plus-plus/tree/master/scintilla/lexlib" text:style-name="ListLabel_20_63" text:visited-style-name="ListLabel_20_63"><text:span text:style-name="Internet_20_link"><text:span text:style-name="T37">https://github.com/notepad-plus-plus/notepad-plus-plus/tree/master/scintilla/lexlib</text:span></text:span></text:a></text:p>
      <text:p text:style-name="P29"/>
      <text:p text:style-name="P29"/>
      <text:p text:style-name="P29"/>
      <text:list xml:id="list44814993931454" text:continue-numbering="true" text:style-name="WWNum6">
        <text:list-item>
          <text:p text:style-name="P15"><text:soft-page-break/><text:span text:style-name="T12">Lex files:</text:span></text:p>
        </text:list-item>
      </text:list>
      <text:p text:style-name="P33"><text:span text:style-name="T11">The code for regeneration of the files of the source code based on the comments is found in the below link:</text:span></text:p>
      <text:p text:style-name="P33"><text:span text:style-name="T11"><text:s text:c="2"/></text:span></text:p>
      <text:p text:style-name="P33"><text:a xlink:type="simple" xlink:href="https://github.com/notepad-plus-plus/notepad-plus-plus/blob/master/scintilla/scripts/FileGenerator.py" text:style-name="ListLabel_20_63" text:visited-style-name="ListLabel_20_63"><text:span text:style-name="Internet_20_link"><text:span text:style-name="T37">https://github.com/notepad-plus-plus/notepad-plus-plus/blob/master/scintilla/scripts/FileGenerator.py</text:span></text:span></text:a></text:p>
      <text:p text:style-name="P30"/>
      <text:p text:style-name="P33"><text:span text:style-name="T11">code relating to all the Lex filesis present in the below link:</text:span></text:p>
      <text:p text:style-name="P29"/>
      <text:p text:style-name="P33"><text:a xlink:type="simple" xlink:href="https://github.com/notepad-plus-plus/notepad-plus-plus/tree/master/scintilla/scripts" text:style-name="ListLabel_20_63" text:visited-style-name="ListLabel_20_63"><text:span text:style-name="Internet_20_link"><text:span text:style-name="T37">https://github.com/notepad-plus-plus/notepad-plus-plus/tree/master/scintilla/scripts</text:span></text:span></text:a></text:p>
      <text:p text:style-name="P30"/>
      <text:list xml:id="list44813776546429" text:continue-numbering="true" text:style-name="WWNum6">
        <text:list-item>
          <text:p text:style-name="P15"><text:span text:style-name="T12">Fonts and colour styling:</text:span></text:p>
        </text:list-item>
      </text:list>
      <text:p text:style-name="P33"><text:span text:style-name="T11">Code relating the available fonts in the editor and scolour styling for each font is present in the below link:</text:span></text:p>
      <text:p text:style-name="P29"/>
      <text:p text:style-name="P33"><text:a xlink:type="simple" xlink:href="https://github.com/notepad-plus-plus/notepad-plus-plus/blob/master/scintilla/src/Style.cxx" text:style-name="ListLabel_20_63" text:visited-style-name="ListLabel_20_63"><text:span text:style-name="Internet_20_link"><text:span text:style-name="T37">https://github.com/notepad-plus-plus/notepad-plus-plus/blob/master/scintilla/src/Style.cxx</text:span></text:span></text:a></text:p>
      <text:p text:style-name="P30"/>
      <text:list xml:id="list44814350094153" text:continue-numbering="true" text:style-name="WWNum6">
        <text:list-item>
          <text:p text:style-name="P15"><text:span text:style-name="T12">Autoc Completion:</text:span></text:p>
        </text:list-item>
      </text:list>
      <text:p text:style-name="P33"><text:span text:style-name="T11">code relating the Auto Completion feature is present in the below link:</text:span></text:p>
      <text:p text:style-name="P29"/>
      <text:p text:style-name="P33"><text:a xlink:type="simple" xlink:href="https://github.com/notepad-plus-plus/notepad-plus-plus/blob/master/scintilla/src/AutoComplete.cxx" text:style-name="ListLabel_20_63" text:visited-style-name="ListLabel_20_63"><text:span text:style-name="Internet_20_link"><text:span text:style-name="T37">https://github.com/notepad-plus-plus/notepad-plus-plus/blob/master/scintilla/src/AutoComplete.cxx</text:span></text:span></text:a></text:p>
      <text:p text:style-name="P30"/>
      <text:list xml:id="list44814714754108" text:continue-numbering="true" text:style-name="WWNum6">
        <text:list-item>
          <text:p text:style-name="P15"><text:span text:style-name="T12">Sparsing of styles:</text:span></text:p>
        </text:list-item>
      </text:list>
      <text:p text:style-name="P33"><text:span text:style-name="T11">the code for storing the sparsed <text:s/>fonts and colour styling is done in the below link:</text:span></text:p>
      <text:p text:style-name="P29"/>
      <text:p text:style-name="P33"><text:a xlink:type="simple" xlink:href="https://github.com/notepad-plus-plus/notepad-plus-plus/blob/master/scintilla/src/RunStyles.cxx" text:style-name="ListLabel_20_63" text:visited-style-name="ListLabel_20_63"><text:span text:style-name="Internet_20_link"><text:span text:style-name="T37">https://github.com/notepad-plus-plus/notepad-plus-plus/blob/master/scintilla/src/RunStyles.cxx</text:span></text:span></text:a></text:p>
      <text:p text:style-name="P30"/>
      <text:list xml:id="list44814380797053" text:continue-numbering="true" text:style-name="WWNum6">
        <text:list-item>
          <text:p text:style-name="P15"><text:span text:style-name="T12">Line marker:</text:span></text:p>
        </text:list-item>
      </text:list>
      <text:p text:style-name="P33"><text:span text:style-name="T11">code relating the numbering the lines of code is present in the below link:</text:span></text:p>
      <text:p text:style-name="P29"/>
      <text:p text:style-name="P33"><text:a xlink:type="simple" xlink:href="https://github.com/notepad-plus-plus/notepad-plus-plus/blob/master/scintilla/src/LineMarker.cxx" text:style-name="ListLabel_20_63" text:visited-style-name="ListLabel_20_63"><text:span text:style-name="Internet_20_link"><text:span text:style-name="T37">https://github.com/notepad-plus-plus/notepad-plus-plus/blob/master/scintilla/src/LineMarker.cxx</text:span></text:span></text:a></text:p>
      <text:p text:style-name="P30"/>
      <text:list xml:id="list44814432187306" text:continue-numbering="true" text:style-name="WWNum6">
        <text:list-item>
          <text:p text:style-name="P15"><text:span text:style-name="T12">Decoration:</text:span></text:p>
        </text:list-item>
      </text:list>
      <text:p text:style-name="P33"><text:span text:style-name="T11">Code relating the Decoration style and the visual elements that are added over text is present in the below link:</text:span></text:p>
      <text:p text:style-name="P29"/>
      <text:p text:style-name="P33"><text:a xlink:type="simple" xlink:href="https://github.com/notepad-plus-plus/notepad-plus-plus/blob/master/scintilla/src/Decoration.cxx" text:style-name="ListLabel_20_63" text:visited-style-name="ListLabel_20_63"><text:span text:style-name="Internet_20_link"><text:span text:style-name="T37">https://github.com/notepad-plus-plus/notepad-plus-plus/blob/master/scintilla/src/Decoration.cxx</text:span></text:span></text:a></text:p>
      <text:p text:style-name="P30"/>
      <text:list xml:id="list44814519728547" text:continue-numbering="true" text:style-name="WWNum6">
        <text:list-item>
          <text:p text:style-name="P15"><text:span text:style-name="T12">Languages:</text:span></text:p>
        </text:list-item>
      </text:list>
      <text:p text:style-name="P33"><text:span text:style-name="T11">the code regarding the identification of various languages such as Perl, Ruby, HTML, CSS , JS ,etc, is found in the below link:</text:span></text:p>
      <text:p text:style-name="P29"/>
      <text:p text:style-name="P33"><text:a xlink:type="simple" xlink:href="https://github.com/notepad-plus-plus/notepad-plus-plus/tree/master/scintilla/lexers" text:style-name="ListLabel_20_63" text:visited-style-name="ListLabel_20_63"><text:span text:style-name="Internet_20_link"><text:span text:style-name="T37">https://github.com/notepad-plus-plus/notepad-plus-plus/tree/master/scintilla/lexers</text:span></text:span></text:a></text:p>
      <text:p text:style-name="P69"><text:soft-page-break/><text:span text:style-name="T4"><text:tab/></text:span><text:span text:style-name="T31">X.3.5. Idea of Implementation</text:span></text:p>
      <text:p text:style-name="P56"/>
      <text:p text:style-name="P51"><text:span text:style-name="T11">In a similar way in which the Open edX platform uses an xmodule(html_module.py) that handles the operation of its current html editor, similarly, using the same working principle we can replace our editor and load the html editor and configure it for proper working.</text:span></text:p>
      <text:p text:style-name="P53"/>
      <text:p text:style-name="P56"/>
      <text:p text:style-name="P56"/>
      <text:p text:style-name="P10"><text:span text:style-name="T4">X.4. Adobe Brackets</text:span></text:p>
      <text:p text:style-name="P1"/>
      <text:p text:style-name="P10"><text:span text:style-name="T4">X.4.1 About</text:span></text:p>
      <text:p text:style-name="P1"/>
      <text:p text:style-name="P10"><text:span text:style-name="T42">With focused visual tools and preprocessor support, Brackets is a modern text editor that makes it easy to design in the browser. It's crafted from the ground up for web designers and front-end developers</text:span></text:p>
      <text:p text:style-name="P16"/>
      <text:p text:style-name="P10"><text:span text:style-name="T20">Brackets</text:span><text:span text:style-name="T21"> is an </text:span><text:span text:style-name="T38">open source editor</text:span><text:span text:style-name="T21"> written in </text:span><text:span text:style-name="T38">HTML</text:span><text:span text:style-name="T21">, </text:span><text:span text:style-name="T38">CSS</text:span><text:span text:style-name="T21">, and </text:span><text:span text:style-name="T38">JavaScript</text:span><text:span text:style-name="T21"> with a primary focus on </text:span><text:span text:style-name="T38">web development</text:span><text:span text:style-name="T21">. It was created by </text:span><text:span text:style-name="T38">Adobe Systems</text:span><text:span text:style-name="T21">, licensed under the </text:span><text:span text:style-name="T38">MIT License</text:span><text:span text:style-name="T21">, and is currently maintained on </text:span><text:span text:style-name="T38">GitHub</text:span><text:span text:style-name="T21"> by Adobe and other open-sourced developers. Brackets is available for </text:span><text:span text:style-name="T38">cross-platform</text:span><text:span text:style-name="T21"> download on </text:span><text:span text:style-name="T38">Mac</text:span><text:span text:style-name="T21">, </text:span><text:span text:style-name="T38">Windows</text:span><text:span text:style-name="T21">, and is compatible with most </text:span><text:span text:style-name="T38">linux distros</text:span><text:span text:style-name="T21">. The main purpose of brackets is its live </text:span><text:span text:style-name="T38">html</text:span><text:span text:style-name="T21">, </text:span><text:span text:style-name="T38">css</text:span><text:span text:style-name="T21"> and </text:span><text:span text:style-name="T38">js</text:span><text:span text:style-name="T35"> </text:span><text:span text:style-name="T21">editing functionality.</text:span></text:p>
      <text:p text:style-name="P5"/>
      <text:p text:style-name="P3"/>
      <text:p text:style-name="P10"><text:span text:style-name="T4">X.4.2. Features</text:span></text:p>
      <text:p text:style-name="P1"/>
      <text:list xml:id="list1273233448" text:style-name="WWNum7">
        <text:list-item>
          <text:p text:style-name="P17"><text:span text:style-name="T28">Quick Edit</text:span></text:p>
        </text:list-item>
        <text:list-item>
          <text:p text:style-name="P17"><text:span text:style-name="T28">Quick Docs</text:span></text:p>
        </text:list-item>
        <text:list-item>
          <text:p text:style-name="P17"><text:span text:style-name="T28">Live element debugging </text:span></text:p>
        </text:list-item>
        <text:list-item>
          <text:p text:style-name="P17"><text:span text:style-name="T28">Live preview</text:span></text:p>
        </text:list-item>
        <text:list-item>
          <text:p text:style-name="P17"><text:span text:style-name="T28">Inline Editors</text:span></text:p>
        </text:list-item>
        <text:list-item>
          <text:p text:style-name="P17"><text:span text:style-name="T28">Split View</text:span></text:p>
        </text:list-item>
        <text:list-item>
          <text:p text:style-name="P17"><text:span text:style-name="T28">Thesus Integration</text:span></text:p>
        </text:list-item>
        <text:list-item>
          <text:p text:style-name="P17"><text:span text:style-name="T28">LESS support</text:span></text:p>
        </text:list-item>
        <text:list-item>
          <text:p text:style-name="P17"><text:span text:style-name="T28">W3C Validation</text:span></text:p>
        </text:list-item>
        <text:list-item>
          <text:p text:style-name="P17"><text:span text:style-name="T28">Drag and Drop</text:span></text:p>
        </text:list-item>
        <text:list-item>
          <text:p text:style-name="P17"><text:span text:style-name="T28">Auto Prefixer</text:span></text:p>
        </text:list-item>
        <text:list-item>
          <text:p text:style-name="P17"><text:span text:style-name="T28">Git Integration for Brackets</text:span></text:p>
        </text:list-item>
        <text:list-item>
          <text:p text:style-name="P17"><text:span text:style-name="T28">JS Lint</text:span></text:p>
        </text:list-item>
      </text:list>
      <text:p text:style-name="P56"/>
      <text:p text:style-name="P56"/>
      <text:p text:style-name="P56"/>
      <text:p text:style-name="P56"/>
      <text:p text:style-name="P56"/>
      <text:p text:style-name="P10"><text:soft-page-break/><text:span text:style-name="T4">X.4.3. Observations made</text:span></text:p>
      <text:p text:style-name="P1"/>
      <text:p text:style-name="P10"><text:span text:style-name="T28">Here are a list of things that we have found out about Brackets:</text:span></text:p>
      <text:list xml:id="list954788155" text:style-name="WWNum8">
        <text:list-item>
          <text:p text:style-name="P18"><text:span text:style-name="T28">Brackets is written in JavaScript</text:span></text:p>
        </text:list-item>
        <text:list-item>
          <text:p text:style-name="P18"><text:span text:style-name="T28">Its an automated WYSIWYG editor</text:span></text:p>
        </text:list-item>
        <text:list-item>
          <text:p text:style-name="P18"><text:span text:style-name="T28">Mainly designed for web developers and front end developers</text:span></text:p>
        </text:list-item>
        <text:list-item>
          <text:p text:style-name="P18"><text:span text:style-name="T28">Applies quick edit for HTML elements which helps in displaying corresponding CSS properties for that particular element.</text:span></text:p>
        </text:list-item>
        <text:list-item>
          <text:p text:style-name="P18"><text:span text:style-name="T28">When a color is typed it shows an inline color picker for our better convienience in searching.</text:span></text:p>
        </text:list-item>
        <text:list-item>
          <text:p text:style-name="P18"><text:span text:style-name="T28">While writing the code it enables live preview , that works only for Google Chrome, and if there is any html syntaxtical error then it forbiddens opening of the live prview.</text:span></text:p>
        </text:list-item>
        <text:list-item>
          <text:p text:style-name="P18"><text:span text:style-name="T28">Using this Thesus integration feature that enables inspecting an element in the real time and debug any extension in brackets.</text:span></text:p>
        </text:list-item>
        <text:list-item>
          <text:p text:style-name="P18"><text:span text:style-name="T28">This uses CodeMirror text raw html editor for Code Formatting.</text:span></text:p>
        </text:list-item>
        <text:list-item>
          <text:p text:style-name="P18"><text:span text:style-name="T28">Brackets has got more than 20 Dependencies .</text:span></text:p>
        </text:list-item>
        <text:list-item>
          <text:p text:style-name="P18"><text:span text:style-name="T28">It consists of a bracket (which is a root module) that pulls in other modules as dependencies.</text:span></text:p>
        </text:list-item>
        <text:list-item>
          <text:p text:style-name="P18"><text:span text:style-name="T28">Some files where the required changes are to be made and importing those files so they can be used in building an editor for OpenEdx pla</text:span><text:span text:style-name="T5">tform</text:span></text:p>
        </text:list-item>
      </text:list>
      <text:p text:style-name="P56"/>
      <text:p text:style-name="P56"/>
      <text:p text:style-name="P10"><text:span text:style-name="T4">X.4.4. Links</text:span></text:p>
      <text:p text:style-name="P8"/>
      <text:p text:style-name="P51"><text:span text:style-name="T11">Here are some links that would be helpful in knowing where the required code snippet regarding styling, languages, code formatting,etc, are present in Brackets:</text:span></text:p>
      <text:p text:style-name="P55"/>
      <text:list xml:id="list44813586843805" text:continue-list="list44814519728547" text:style-name="WWNum6">
        <text:list-item>
          <text:p text:style-name="P15"><text:span text:style-name="T12">Source Code:</text:span><text:span text:style-name="T35"> </text:span></text:p>
        </text:list-item>
      </text:list>
      <text:p text:style-name="P33"><text:span text:style-name="T11">the source code of brackets is available on github repository :-</text:span></text:p>
      <text:p text:style-name="P70"/>
      <text:p text:style-name="P71"><text:a xlink:type="simple" xlink:href="https://github.com/adobe/brackets" text:style-name="ListLabel_20_64" text:visited-style-name="ListLabel_20_64"><text:span text:style-name="Internet_20_link"><text:span text:style-name="T39">https://github.com/adobe/brackets</text:span></text:span></text:a></text:p>
      <text:p text:style-name="P31"/>
      <text:list xml:id="list44812980189027" text:continue-numbering="true" text:style-name="WWNum6">
        <text:list-item>
          <text:p text:style-name="P15"><text:span text:style-name="T12">Code Formatting:</text:span></text:p>
        </text:list-item>
      </text:list>
      <text:p text:style-name="P33"><text:span text:style-name="T11">The code regarding code Formatting is found in the below link:</text:span></text:p>
      <text:p text:style-name="P29"/>
      <text:p text:style-name="P33"><text:a xlink:type="simple" xlink:href="https://github.com/adobe/brackets/blob/master/src/styles/brackets_codemirror_override.less" text:style-name="ListLabel_20_64" text:visited-style-name="ListLabel_20_64"><text:span text:style-name="Internet_20_link"><text:span text:style-name="T39">https://github.com/adobe/brackets/blob/master/src/styles/brackets_codemirror_override.less</text:span></text:span></text:a></text:p>
      <text:p text:style-name="P32"/>
      <text:p text:style-name="P33"><text:span text:style-name="T11">the code regarding all the styles used in brackets are found in the below link:</text:span></text:p>
      <text:p text:style-name="P36"><text:span text:style-name="T13"><text:s/></text:span><text:a xlink:type="simple" xlink:href="https://github.com/adobe/brackets/tree/master/src/styles" text:style-name="ListLabel_20_64" text:visited-style-name="ListLabel_20_64"><text:span text:style-name="Internet_20_link"><text:span text:style-name="T39">https://github.com/adobe/brackets/tree/master/src/styles</text:span></text:span></text:a></text:p>
      <text:p text:style-name="P36"><text:span text:style-name="T11">code related to handling the color matching functionality is found in the below link:</text:span></text:p>
      <text:p text:style-name="P36"><text:a xlink:type="simple" xlink:href="https://github.com/adobe/brackets/blob/master/src/utils/ColorUtils.js" text:style-name="ListLabel_20_64" text:visited-style-name="ListLabel_20_64"><text:span text:style-name="Internet_20_link"><text:span text:style-name="T39">https://github.com/adobe/brackets/blob/master/src/utils/ColorUtils.js</text:span></text:span></text:a></text:p>
      <text:list xml:id="list44814518997665" text:continue-numbering="true" text:style-name="WWNum6">
        <text:list-item>
          <text:p text:style-name="P15"><text:span text:style-name="T12">JS Code Hints:</text:span></text:p>
        </text:list-item>
      </text:list>
      <text:p text:style-name="P33"><text:soft-page-break/><text:span text:style-name="T11">The code related to JavaScript code hints while writing the code in this editor is found in the below link:</text:span></text:p>
      <text:p text:style-name="P29"/>
      <text:p text:style-name="P33"><text:span text:style-name="T12"><text:s/></text:span><text:a xlink:type="simple" xlink:href="https://github.com/adobe/brackets/tree/master/src/JSUtils" text:style-name="ListLabel_20_64" text:visited-style-name="ListLabel_20_64"><text:span text:style-name="Internet_20_link"><text:span text:style-name="T39">https://github.com/adobe/brackets/tree/master/src/JSUtils</text:span></text:span></text:a></text:p>
      <text:p text:style-name="P32"/>
      <text:list xml:id="list44814318928585" text:continue-numbering="true" text:style-name="WWNum6">
        <text:list-item>
          <text:p text:style-name="P15"><text:span text:style-name="T12">Live Development:</text:span><text:span text:style-name="T35"> </text:span></text:p>
        </text:list-item>
      </text:list>
      <text:p text:style-name="P33"><text:span text:style-name="T35">all the codes related to the Live Development Feature is found in the below link:</text:span></text:p>
      <text:p text:style-name="P34"/>
      <text:p text:style-name="P33"><text:a xlink:type="simple" xlink:href="https://github.com/adobe/brackets/tree/master/src/LiveDevelopment" text:style-name="ListLabel_20_64" text:visited-style-name="ListLabel_20_64"><text:span text:style-name="Internet_20_link"><text:span text:style-name="T39">https://github.com/adobe/brackets/tree/master/src/LiveDevelopment</text:span></text:span></text:a></text:p>
      <text:p text:style-name="P32"/>
      <text:p text:style-name="P33"><text:span text:style-name="T12">the below link refers to the code that loads and reloads the inline stylesheets using CSS:</text:span></text:p>
      <text:p text:style-name="P31"/>
      <text:p text:style-name="P33"><text:a xlink:type="simple" xlink:href="https://github.com/adobe/brackets/blob/master/src/LiveDevelopment/Agents/CSSAgent.js" text:style-name="ListLabel_20_64" text:visited-style-name="ListLabel_20_64"><text:span text:style-name="Internet_20_link"><text:span text:style-name="T39">https://github.com/adobe/brackets/blob/master/src/LiveDevelopment/Agents/CSSAgent.js</text:span></text:span></text:a></text:p>
      <text:p text:style-name="P32"/>
      <text:p text:style-name="P33"><text:span text:style-name="T11">the code related to the Interaction of the debugger with the editor interface is found in the below link:</text:span></text:p>
      <text:p text:style-name="P29"/>
      <text:p text:style-name="P33"><text:a xlink:type="simple" xlink:href="https://github.com/adobe/brackets/blob/master/src/LiveDevelopment/Agents/ScriptAgent.js" text:style-name="ListLabel_20_64" text:visited-style-name="ListLabel_20_64"><text:span text:style-name="Internet_20_link"><text:span text:style-name="T39">https://github.com/adobe/brackets/blob/master/src/LiveDevelopment/Agents/ScriptAgent.js</text:span></text:span></text:a></text:p>
      <text:p text:style-name="P32"/>
      <text:p text:style-name="P33"><text:span text:style-name="T11">the code related to launching the live preview is found in the below 2 links:</text:span></text:p>
      <text:p text:style-name="P31"/>
      <text:p text:style-name="P33"><text:a xlink:type="simple" xlink:href="https://github.com/adobe/brackets/blob/master/src/LiveDevelopment/LiveDevMultiBrowser.js" text:style-name="ListLabel_20_64" text:visited-style-name="ListLabel_20_64"><text:span text:style-name="Internet_20_link"><text:span text:style-name="T39">https://github.com/adobe/brackets/blob/master/src/LiveDevelopment/LiveDevMultiBrowser.js</text:span></text:span></text:a></text:p>
      <text:p text:style-name="P33"><text:a xlink:type="simple" xlink:href="https://github.com/adobe/brackets/blob/master/src/LiveDevelopment/LiveDevelopment.js" text:style-name="ListLabel_20_64" text:visited-style-name="ListLabel_20_64"><text:span text:style-name="Internet_20_link"><text:span text:style-name="T39">https://github.com/adobe/brackets/blob/master/src/LiveDevelopment/LiveDevelopment.js</text:span></text:span></text:a></text:p>
      <text:p text:style-name="P31"/>
      <text:p text:style-name="P33"><text:span text:style-name="T11">the code related to the connection management of live Preview to Chrome is found in the below link:</text:span></text:p>
      <text:p text:style-name="P29"/>
      <text:p text:style-name="P33"><text:a xlink:type="simple" xlink:href="https://github.com/adobe/brackets/blob/master/src/LiveDevelopment/Inspector/Inspector.js" text:style-name="ListLabel_20_64" text:visited-style-name="ListLabel_20_64"><text:span text:style-name="Internet_20_link"><text:span text:style-name="T39">https://github.com/adobe/brackets/blob/master/src/LiveDevelopment/Inspector/Inspector.js</text:span></text:span></text:a></text:p>
      <text:p text:style-name="P32"/>
      <text:p text:style-name="P33"><text:span text:style-name="T11">the code related to the live Development integration into brackets is found in the below link:</text:span></text:p>
      <text:p text:style-name="P29"/>
      <text:p text:style-name="P33"><text:a xlink:type="simple" xlink:href="https://github.com/adobe/brackets/blob/master/src/LiveDevelopment/main.js" text:style-name="ListLabel_20_64" text:visited-style-name="ListLabel_20_64"><text:span text:style-name="Internet_20_link"><text:span text:style-name="T39">https://github.com/adobe/brackets/blob/master/src/LiveDevelopment/main.js</text:span></text:span></text:a></text:p>
      <text:p text:style-name="P32"/>
      <text:list xml:id="list44813240503585" text:continue-numbering="true" text:style-name="WWNum6">
        <text:list-item>
          <text:p text:style-name="P15"><text:span text:style-name="T12">Editor:</text:span></text:p>
        </text:list-item>
      </text:list>
      <text:p text:style-name="P33"><text:span text:style-name="T11">all the links related to the features of editors are included here.</text:span></text:p>
      <text:p text:style-name="P29"/>
      <text:p text:style-name="P33"><text:a xlink:type="simple" xlink:href="https://github.com/adobe/brackets/blob/master/src/editor/CodeHintList.js" text:style-name="ListLabel_20_64" text:visited-style-name="ListLabel_20_64"><text:span text:style-name="Internet_20_link"><text:span text:style-name="T39">https://github.com/adobe/brackets/blob/master/src/editor/</text:span></text:span></text:a><text:span text:style-name="T13"> </text:span></text:p>
      <text:p text:style-name="P31"/>
      <text:p text:style-name="P33"><text:span text:style-name="T12">Css inline editor: </text:span></text:p>
      <text:p text:style-name="P33"><text:span text:style-name="T11">The code related to the CSS inline editor is found in the below link:</text:span></text:p>
      <text:p text:style-name="P29"/>
      <text:p text:style-name="P33"><text:a xlink:type="simple" xlink:href="https://github.com/adobe/brackets/blob/master/src/LiveDevelopment/main.js" text:style-name="ListLabel_20_64" text:visited-style-name="ListLabel_20_64"><text:span text:style-name="Internet_20_link"><text:span text:style-name="T39">https://github.com/adobe/brackets/blob/master/src/LiveDevelopment/main.js</text:span></text:span></text:a></text:p>
      <text:p text:style-name="P32"/>
      <text:p text:style-name="P33"><text:span text:style-name="T12">Code hint :</text:span></text:p>
      <text:p text:style-name="P33"><text:soft-page-break/><text:span text:style-name="T11">The codes related to the Quick Edit feature of the Brackets is found in the below link:</text:span></text:p>
      <text:p text:style-name="P29"/>
      <text:p text:style-name="P33"><text:a xlink:type="simple" xlink:href="https://github.com/adobe/brackets/blob/master/src/editor/CodeHintList.js" text:style-name="ListLabel_20_64" text:visited-style-name="ListLabel_20_64"><text:span text:style-name="Internet_20_link"><text:span text:style-name="T39">https://github.com/adobe/brackets/blob/master/src/editor/CodeHintList.js</text:span></text:span></text:a></text:p>
      <text:p text:style-name="P32"/>
      <text:p text:style-name="P33"><text:span text:style-name="T12">image viewer:</text:span></text:p>
      <text:p text:style-name="P33"><text:span text:style-name="T11">the code realted to the uploaded image link given while writing the code is found in the below link:</text:span></text:p>
      <text:p text:style-name="P29"/>
      <text:p text:style-name="P33"><text:a xlink:type="simple" xlink:href="https://github.com/adobe/brackets/blob/master/src/editor/ImageViewer.js" text:style-name="ListLabel_20_64" text:visited-style-name="ListLabel_20_64"><text:span text:style-name="Internet_20_link"><text:span text:style-name="T39">https://github.com/adobe/brackets/blob/master/src/editor/ImageViewer.js</text:span></text:span></text:a></text:p>
      <text:p text:style-name="P33"><text:span text:style-name="T13"><text:s/></text:span></text:p>
      <text:list xml:id="list44813584783514" text:continue-numbering="true" text:style-name="WWNum6">
        <text:list-item>
          <text:p text:style-name="P15"><text:span text:style-name="T12">Html contents: </text:span></text:p>
        </text:list-item>
      </text:list>
      <text:p text:style-name="P33"><text:span text:style-name="T11">All the code related to the html contents is present down in the below link:</text:span></text:p>
      <text:p text:style-name="P29"/>
      <text:p text:style-name="P33"><text:a xlink:type="simple" xlink:href="https://github.com/adobe/brackets/tree/master/src/htmlContent" text:style-name="ListLabel_20_64" text:visited-style-name="ListLabel_20_64"><text:span text:style-name="Internet_20_link"><text:span text:style-name="T39">https://github.com/adobe/brackets/tree/master/src/htmlContent</text:span></text:span></text:a></text:p>
      <text:p text:style-name="P32"/>
      <text:list xml:id="list44814961077323" text:continue-numbering="true" text:style-name="WWNum6">
        <text:list-item>
          <text:p text:style-name="P15"><text:span text:style-name="T12">Animation:</text:span></text:p>
        </text:list-item>
      </text:list>
      <text:p text:style-name="P33"><text:span text:style-name="T11">The code related to the Utilities dealing with animation in the user interface is found here in the below link:</text:span><text:span text:style-name="T12"> </text:span></text:p>
      <text:p text:style-name="P31"/>
      <text:p text:style-name="P33"><text:a xlink:type="simple" xlink:href="https://github.com/adobe/brackets/blob/master/src/utils/AnimationUtils.js" text:style-name="ListLabel_20_64" text:visited-style-name="ListLabel_20_64"><text:span text:style-name="Internet_20_link"><text:span text:style-name="T39">https://github.com/adobe/brackets/blob/master/src/utils/AnimationUtils.js</text:span></text:span></text:a></text:p>
      <text:p text:style-name="P32"/>
      <text:list xml:id="list44815106659272" text:continue-numbering="true" text:style-name="WWNum6">
        <text:list-item>
          <text:p text:style-name="P15"><text:span text:style-name="T12">Drag and Drop: </text:span></text:p>
        </text:list-item>
      </text:list>
      <text:p text:style-name="P33"><text:span text:style-name="T11">the code related to the Drag and Drop feature is found here in the below link:</text:span></text:p>
      <text:p text:style-name="P30"/>
      <text:p text:style-name="P33"><text:a xlink:type="simple" xlink:href="https://github.com/adobe/brackets/blob/master/src/utils/DragAndDrop.js" text:style-name="ListLabel_20_64" text:visited-style-name="ListLabel_20_64"><text:span text:style-name="Internet_20_link"><text:span text:style-name="T39">https://github.com/adobe/brackets/blob/master/src/utils/DragAndDrop.js</text:span></text:span></text:a></text:p>
      <text:p text:style-name="P32"/>
      <text:list xml:id="list44813129945801" text:continue-numbering="true" text:style-name="WWNum6">
        <text:list-item>
          <text:p text:style-name="P15"><text:span text:style-name="T12">Highlighting codes:</text:span></text:p>
        </text:list-item>
      </text:list>
      <text:p text:style-name="P39"><text:span text:style-name="T11">the code related to the Code Highlighting feature is found here in the below link:</text:span></text:p>
      <text:p text:style-name="P40"/>
      <text:p text:style-name="P42"><text:a xlink:type="simple" xlink:href="https://github.com/adobe/brackets/blob/master/src/LiveDevelopment/Agents/HighlightAgent.js" text:style-name="ListLabel_20_64" text:visited-style-name="ListLabel_20_64"><text:span text:style-name="Internet_20_link"><text:span text:style-name="T39">https://github.com/adobe/brackets/blob/master/src/LiveDevelopment/Agents/HighlightAgent.js</text:span></text:span></text:a></text:p>
      <text:p text:style-name="P41"/>
      <text:list xml:id="list44814834927687" text:continue-numbering="true" text:style-name="WWNum6">
        <text:list-item>
          <text:p text:style-name="P15"><text:span text:style-name="T12">Languages supported: </text:span></text:p>
        </text:list-item>
      </text:list>
      <text:p text:style-name="P33"><text:span text:style-name="T11">the code regarding the identification of various languages such as Perl, Ruby, HTML, CSS , JS ,etc, is found in the below link:</text:span></text:p>
      <text:p text:style-name="P31"/>
      <text:p text:style-name="P33"><text:a xlink:type="simple" xlink:href="https://github.com/adobe/brackets/tree/master/src/language" text:style-name="ListLabel_20_64" text:visited-style-name="ListLabel_20_64"><text:span text:style-name="Internet_20_link"><text:span text:style-name="T39">https://github.com/adobe/brackets/tree/master/src/language</text:span></text:span></text:a></text:p>
      <text:p text:style-name="P31"/>
      <text:p text:style-name="P33"><text:span text:style-name="T11">using the above reference we can include only those languages that we require and eliminate the others.</text:span></text:p>
      <text:p text:style-name="P31"/>
      <text:p text:style-name="P31"/>
      <text:p text:style-name="P67"><text:span text:style-name="T5"><text:tab/></text:span><text:span text:style-name="T31">X.4.5. idea of Implementation</text:span></text:p>
      <text:p text:style-name="P59"/>
      <text:p text:style-name="P51"><text:span text:style-name="T11">In a similar way in which the Open edX platform uses an xmodule(html_module.py) that handles the operation of its current html editor, similarly, using the same working principle we can replace our editor and load the html editor and configure it for proper working.</text:span></text:p>
      <text:p text:style-name="P56"><text:soft-page-break/></text:p>
      <text:p text:style-name="P56"/>
      <text:p text:style-name="P56"/>
      <text:p text:style-name="P10"><text:span text:style-name="T4">X.5. ContentTools</text:span></text:p>
      <text:p text:style-name="P56"/>
      <text:p text:style-name="P10"><text:span text:style-name="T4">X.5.1. About</text:span></text:p>
      <text:p text:style-name="P2"/>
      <text:p text:style-name="P10"><text:span text:style-name="T29">ContentTools</text:span><text:span text:style-name="T28"> is a JavaScript/CoffeeScript library aimed at building WYSIWYG editors for HTML content. </text:span><text:span text:style-name="T33"><text:s/>ContentTools aims to provide both a fully-functional editor that can be used out of box and a toolkit of classes, a set of tools for performing common editing tasks, and a history stack for managing undo/redo. Whilst the components provided by the toolkit work well together, they can also be used or replaced as required. <text:s text:c="2"/></text:span></text:p>
      <text:p text:style-name="P19"/>
      <text:p text:style-name="P20"/>
      <text:p text:style-name="P10"><text:span text:style-name="T4">X.5.2. Features</text:span></text:p>
      <text:p text:style-name="P1"/>
      <text:list xml:id="list1472392578" text:style-name="WWNum9">
        <text:list-item>
          <text:p text:style-name="P21"><text:span text:style-name="T28">Easily integrated with any HTML document.</text:span></text:p>
        </text:list-item>
        <text:list-item>
          <text:p text:style-name="P21"><text:span text:style-name="T28">Drag and Drop directly within the page.</text:span></text:p>
        </text:list-item>
        <text:list-item>
          <text:p text:style-name="P21"><text:span text:style-name="T28">Floating context-sensitive toolbar.</text:span></text:p>
        </text:list-item>
        <text:list-item>
          <text:p text:style-name="P21"><text:span text:style-name="T28">Compatible with all major web browsers and operating systems.</text:span></text:p>
        </text:list-item>
        <text:list-item>
          <text:p text:style-name="P21"><text:span text:style-name="T28">The javaScript library can transform any HTML page into an WYSIWYG editor.</text:span></text:p>
        </text:list-item>
        <text:list-item>
          <text:p text:style-name="P21"><text:span text:style-name="T28">Countless possibilities for building wondrous interactive apps and services.</text:span></text:p>
        </text:list-item>
        <text:list-item>
          <text:p text:style-name="P21"><text:span text:style-name="T28">Media Resizing.</text:span></text:p>
        </text:list-item>
      </text:list>
      <text:p text:style-name="P58"/>
      <text:p text:style-name="P56"/>
      <text:p text:style-name="P10"><text:span text:style-name="T4">X.5.3. Observations made</text:span></text:p>
      <text:p text:style-name="P1"/>
      <text:list xml:id="list2909456361" text:style-name="WWNum10">
        <text:list-item>
          <text:p text:style-name="P22"><text:span text:style-name="T30">Allows text content, images, embedded videos, tables and other page content to be edited, resized, or moved using the Drag and Drop property within the page itself.</text:span></text:p>
        </text:list-item>
        <text:list-item>
          <text:p text:style-name="P22"><text:span text:style-name="T30">Requires bower or npm for installation.</text:span></text:p>
        </text:list-item>
        <text:list-item>
          <text:p text:style-name="P22"><text:span text:style-name="T30">For building library’s and project, requires grunt node modules and SASS.</text:span></text:p>
        </text:list-item>
        <text:list-item>
          <text:p text:style-name="P22"><text:span text:style-name="T30">Uses an HTML string for formatting rather than using an HTML parser written in JavaScript.</text:span></text:p>
        </text:list-item>
        <text:list-item>
          <text:p text:style-name="P22"><text:span text:style-name="T30">Its library uses a minimal finite state machine(FSM) for JavaScript.</text:span></text:p>
        </text:list-item>
        <text:list-item>
          <text:p text:style-name="P22"><text:span text:style-name="T30">It consists of an JS library that provides cross-browser support for content selection.</text:span></text:p>
        </text:list-item>
        <text:list-item>
          <text:p text:style-name="P22"><text:span text:style-name="T30">It has a javascript library that provides a set of classes for building content editable HTML elements.</text:span></text:p>
        </text:list-item>
        <text:list-item>
          <text:p text:style-name="P22"><text:span text:style-name="T30">The ContentTools editor has already been implemented into the content management systems of a number of websites.</text:span></text:p>
        </text:list-item>
        <text:list-item>
          <text:p text:style-name="P22"><text:span text:style-name="T30">This editor is a recent editor which has got wonderful, simplified and an unique UserInterface.</text:span></text:p>
        </text:list-item>
        <text:list-item>
          <text:p text:style-name="P22"><text:span text:style-name="T30">Its Framework integration includes “Django REST Framework” and <text:s/>“Image Uploads with Cloudinary”.</text:span></text:p>
        </text:list-item>
        <text:list-item>
          <text:p text:style-name="P22"><text:soft-page-break/><text:span text:style-name="T30">ContentTools is part of a collection of JavaScript libraries (ContentTools, ContentEdit, ContentSelect, FSM, HTMLParser) which were developed to aid in the creation of HTML WYSIWYG editors.</text:span></text:p>
        </text:list-item>
        <text:list-item>
          <text:p text:style-name="P22"><text:span text:style-name="T30">It has an ability to configure styles for your content.</text:span></text:p>
        </text:list-item>
        <text:list-item>
          <text:p text:style-name="P22"><text:span text:style-name="T30">Contenttools can be easily integrated into the CMS.</text:span></text:p>
        </text:list-item>
        <text:list-item>
          <text:p text:style-name="P22"><text:span text:style-name="T30">It is an opensource web-based HTML editor whose working is quite similar to CodeMirror and TinyMCE, so integrating <text:s/>with the OpenEdx platform would be quite simpler as all of then belong to the same working methodology.</text:span></text:p>
        </text:list-item>
      </text:list>
      <text:p text:style-name="P58"/>
      <text:p text:style-name="P10"><text:span text:style-name="T4">X.5.4. Links</text:span></text:p>
      <text:p text:style-name="P1"/>
      <text:p text:style-name="P10"><text:span text:style-name="T28">Here are some reference links that would get in much detail about the working of ContentTools and how to include it in your project, how to enable some required essential plugins for having much more extra features.</text:span></text:p>
      <text:p text:style-name="P2"/>
      <text:list xml:id="list800702916" text:style-name="WWNum11">
        <text:list-item>
          <text:p text:style-name="P23"><text:span text:style-name="T11">Setting up: </text:span></text:p>
        </text:list-item>
      </text:list>
      <text:p text:style-name="P38"><text:a xlink:type="simple" xlink:href="https://developer.telerik.com/featured/a-review-of-contenttools-a-rich-content-editor/" text:style-name="ListLabel_20_65" text:visited-style-name="ListLabel_20_65"><text:span text:style-name="Internet_20_link"><text:span text:style-name="T41">https://developer.telerik.com/featured/a-review-of-contenttools-a-rich-content-editor/</text:span></text:span></text:a></text:p>
      <text:list xml:id="list44814094261673" text:continue-numbering="true" text:style-name="WWNum11">
        <text:list-item>
          <text:p text:style-name="P23"><text:span text:style-name="T11">Source code: </text:span></text:p>
        </text:list-item>
      </text:list>
      <text:p text:style-name="P38"><text:a xlink:type="simple" xlink:href="https://github.com/GetmeUK/ContentTools" text:style-name="ListLabel_20_65" text:visited-style-name="ListLabel_20_65"><text:span text:style-name="Internet_20_link"><text:span text:style-name="T41">https://github.com/GetmeUK/ContentTools</text:span></text:span></text:a><text:span text:style-name="T11"> </text:span></text:p>
      <text:list xml:id="list44814467298284" text:continue-numbering="true" text:style-name="WWNum11">
        <text:list-item>
          <text:p text:style-name="P23"><text:span text:style-name="T11">Saving Straegies: </text:span></text:p>
        </text:list-item>
      </text:list>
      <text:p text:style-name="P38"><text:a xlink:type="simple" xlink:href="http://getcontenttools.com/tutorials/saving-strategies" text:style-name="ListLabel_20_65" text:visited-style-name="ListLabel_20_65"><text:span text:style-name="Internet_20_link"><text:span text:style-name="T41">http://getcontenttools.com/tutorials/saving-strategies</text:span></text:span></text:a></text:p>
      <text:list xml:id="list44814086418347" text:continue-numbering="true" text:style-name="WWNum11">
        <text:list-item>
          <text:p text:style-name="P23"><text:span text:style-name="T11">Demo: </text:span></text:p>
        </text:list-item>
      </text:list>
      <text:p text:style-name="P38"><text:a xlink:type="simple" xlink:href="http://getcontenttools.com/demo" text:style-name="ListLabel_20_65" text:visited-style-name="ListLabel_20_65"><text:span text:style-name="Internet_20_link"><text:span text:style-name="T41">http://getcontenttools.com/demo</text:span></text:span></text:a></text:p>
      <text:list xml:id="list44813399073451" text:continue-numbering="true" text:style-name="WWNum11">
        <text:list-item>
          <text:p text:style-name="P23"><text:span text:style-name="T11">Getting Started:</text:span></text:p>
        </text:list-item>
      </text:list>
      <text:p text:style-name="P38"><text:span text:style-name="T11"><text:s/></text:span><text:a xlink:type="simple" xlink:href="http://getcontenttools.com/getting-started" text:style-name="ListLabel_20_65" text:visited-style-name="ListLabel_20_65"><text:span text:style-name="Internet_20_link"><text:span text:style-name="T41">http://getcontenttools.com/getting-started</text:span></text:span></text:a></text:p>
      <text:list xml:id="list44814741112212" text:continue-numbering="true" text:style-name="WWNum11">
        <text:list-item>
          <text:p text:style-name="P23"><text:span text:style-name="T11">Handling image uploads: </text:span></text:p>
        </text:list-item>
      </text:list>
      <text:p text:style-name="P38"><text:a xlink:type="simple" xlink:href="http://getcontenttools.com/tutorials/handling-image-uploads" text:style-name="ListLabel_20_65" text:visited-style-name="ListLabel_20_65"><text:span text:style-name="Internet_20_link"><text:span text:style-name="T41">http://getcontenttools.com/tutorials/handling-image-uploads</text:span></text:span></text:a></text:p>
      <text:list xml:id="list44813250809626" text:continue-numbering="true" text:style-name="WWNum11">
        <text:list-item>
          <text:p text:style-name="P23"><text:span text:style-name="T11">Adding and manging new tools:</text:span></text:p>
        </text:list-item>
      </text:list>
      <text:p text:style-name="P38"><text:span text:style-name="T11"><text:s/></text:span><text:a xlink:type="simple" xlink:href="http://getcontenttools.com/tutorials/adding-new-tools" text:style-name="ListLabel_20_65" text:visited-style-name="ListLabel_20_65"><text:span text:style-name="Internet_20_link"><text:span text:style-name="T41">http://getcontenttools.com/tutorials/adding-new-tools</text:span></text:span></text:a></text:p>
      <text:list xml:id="list44814419427338" text:continue-numbering="true" text:style-name="WWNum11">
        <text:list-item>
          <text:p text:style-name="P23"><text:span text:style-name="T11">Multilingual support: </text:span></text:p>
        </text:list-item>
      </text:list>
      <text:p text:style-name="P38"><text:a xlink:type="simple" xlink:href="http://getcontenttools.com/tutorials/multilingual-support" text:style-name="ListLabel_20_65" text:visited-style-name="ListLabel_20_65"><text:span text:style-name="Internet_20_link"><text:span text:style-name="T41">http://getcontenttools.com/tutorials/multilingual-support</text:span></text:span></text:a></text:p>
      <text:list xml:id="list44814830833740" text:continue-numbering="true" text:style-name="WWNum11">
        <text:list-item>
          <text:p text:style-name="P23"><text:span text:style-name="T11">Integration of ContentTools with CMS:</text:span></text:p>
        </text:list-item>
      </text:list>
      <text:p text:style-name="P38"><text:span text:style-name="T11"><text:s/></text:span><text:a xlink:type="simple" xlink:href="http://getcontenttools.com/tutorials/content-tools-plus-cms" text:style-name="ListLabel_20_65" text:visited-style-name="ListLabel_20_65"><text:span text:style-name="Internet_20_link"><text:span text:style-name="T41">http://getcontenttools.com/tutorials/content-tools-plus-cms</text:span></text:span></text:a></text:p>
      <text:list xml:id="list44813596835224" text:continue-numbering="true" text:style-name="WWNum11">
        <text:list-item>
          <text:p text:style-name="P23"><text:span text:style-name="T11">Django integration : </text:span></text:p>
        </text:list-item>
      </text:list>
      <text:p text:style-name="P38"><text:a xlink:type="simple" xlink:href="https://github.com/Cotidia/django-contenttools-demo" text:style-name="ListLabel_20_65" text:visited-style-name="ListLabel_20_65"><text:span text:style-name="Internet_20_link"><text:span text:style-name="T41">https://github.com/Cotidia/django-contenttools-demo</text:span></text:span></text:a></text:p>
      <text:list xml:id="list44814498521124" text:continue-numbering="true" text:style-name="WWNum11">
        <text:list-item>
          <text:p text:style-name="P23"><text:span text:style-name="T11">Image uploads using Cloudinary: </text:span><text:a xlink:type="simple" xlink:href="http://getcontenttools.com/tutorials/image-uploads-with-cloudinary" text:style-name="ListLabel_20_65" text:visited-style-name="ListLabel_20_65"><text:span text:style-name="Internet_20_link"><text:span text:style-name="T41">http://getcontenttools.com/tutorials/image-uploads-with-cloudinary</text:span></text:span></text:a></text:p>
        </text:list-item>
        <text:list-item>
          <text:p text:style-name="P23"><text:span text:style-name="T11">HTML string for formatting: </text:span></text:p>
        </text:list-item>
      </text:list>
      <text:p text:style-name="P38"><text:a xlink:type="simple" xlink:href="http://getcontenttools.com/api/html-string" text:style-name="ListLabel_20_65" text:visited-style-name="ListLabel_20_65"><text:span text:style-name="Internet_20_link"><text:span text:style-name="T41">http://getcontenttools.com/api/html-string</text:span></text:span></text:a></text:p>
      <text:list xml:id="list44814340081300" text:continue-numbering="true" text:style-name="WWNum11">
        <text:list-item>
          <text:p text:style-name="P23"><text:span text:style-name="T11">Content-selection: </text:span></text:p>
        </text:list-item>
      </text:list>
      <text:p text:style-name="P38"><text:a xlink:type="simple" xlink:href="http://getcontenttools.com/api/content-select" text:style-name="ListLabel_20_65" text:visited-style-name="ListLabel_20_65"><text:span text:style-name="Internet_20_link"><text:span text:style-name="T41">http://getcontenttools.com/api/content-select</text:span></text:span></text:a></text:p>
      <text:list xml:id="list44813638490430" text:continue-numbering="true" text:style-name="WWNum11">
        <text:list-item>
          <text:p text:style-name="P23"><text:span text:style-name="T11">Content-Edit:</text:span></text:p>
        </text:list-item>
      </text:list>
      <text:p text:style-name="P38"><text:span text:style-name="T11"><text:s/></text:span><text:a xlink:type="simple" xlink:href="http://getcontenttools.com/api/content-edit" text:style-name="ListLabel_20_65" text:visited-style-name="ListLabel_20_65"><text:span text:style-name="Internet_20_link"><text:span text:style-name="T41">http://getcontenttools.com/api/content-edit</text:span></text:span></text:a></text:p>
      <text:p text:style-name="P53"/>
      <text:p text:style-name="P56"/>
      <text:p text:style-name="P56"/>
      <text:p text:style-name="P56"/>
      <text:p text:style-name="P51"><text:soft-page-break/><text:span text:style-name="T31">X.5.5. Idea of Implementation</text:span></text:p>
      <text:p text:style-name="P56"/>
      <text:p text:style-name="P62"><text:span text:style-name="T10">In a similar way in which the Open edX platform uses an xmodule(html_module.py) that handles the operation of its current html editor, similarly, using the same working principle we can replace our editor and load the html editor and configure it for proper working.</text:span></text:p>
      <text:p text:style-name="P62"><text:span text:style-name="T10"><text:s/></text:span></text:p>
      <text:p text:style-name="P62"><text:span text:style-name="T10">Integrating this would be much easier compared to Brackets and Notepad++ as its working methodology is just as similar to the CodeMirror and TinyMCE which are being used as of now in the OpenEdx platform.</text:span></text:p>
      <text:p text:style-name="P53"/>
      <text:p text:style-name="P56"/>
      <text:p text:style-name="P64"><text:span text:style-name="T32">X.5.6.INSTALLATION ISSUES</text:span></text:p>
      <text:p text:style-name="P54"/>
      <text:p text:style-name="P51"><text:span text:style-name="T11">Installing Notepad++ and Brackets easy was error free <text:s/>but with ContentTools the only issue that occurred while installing was related to the npm package installer.</text:span></text:p>
      <text:p text:style-name="P60"/>
      <text:list xml:id="list495644308" text:style-name="WWNum12">
        <text:list-item>
          <text:p text:style-name="P24"><text:span text:style-name="T28">The packages were not completely installed and hence npm threw an error while installing.</text:span></text:p>
        </text:list-item>
      </text:list>
      <text:p text:style-name="P43"/>
      <text:p text:style-name="P44"><text:span text:style-name="T28">Here is the log file that shows the errors that would be occurring .</text:span></text:p>
      <text:p text:style-name="P44"><text:a xlink:type="simple" xlink:href="file:///home/srijan/Desktop/Final/Final%20files%20in%20odt/npm%20issues.docx" text:style-name="ListLabel_20_66" text:visited-style-name="ListLabel_20_66"><text:span text:style-name="Internet_20_link"><text:span text:style-name="T34">npm issues.docx</text:span></text:span></text:a></text:p>
      <text:p text:style-name="P44"><text:span text:style-name="T28"><text:s text:c="2"/></text:span></text:p>
      <text:p text:style-name="P63"><text:span text:style-name="T17"><text:tab/>Solution : </text:span><text:span text:style-name="T26">T</text:span><text:span text:style-name="T11">o resolve this issue here are the things that are to be followed:</text:span></text:p>
      <text:p text:style-name="P56"/>
      <text:p text:style-name="P35"><text:span text:style-name="T11">1. <text:s/>Open your terminal and perform the following operations</text:span></text:p>
      <text:p text:style-name="P45"><text:span text:style-name="T15">sudo apt-get update</text:span></text:p>
      <text:p text:style-name="P45"><text:span text:style-name="T15">synapti</text:span><text:span text:style-name="T11">c</text:span></text:p>
      <text:p text:style-name="P46"><text:span text:style-name="T11"><text:s/><text:tab/><text:tab/></text:span></text:p>
      <text:p text:style-name="P47"><text:span text:style-name="T11"><text:s text:c="24"/>2. <text:s/>A dailog box opensSearch for npm and node modules <text:s text:c="51"/><text:tab/><text:tab/>3. Delete those folders manually</text:span></text:p>
      <text:p text:style-name="P47"><text:span text:style-name="T11"><text:tab/><text:tab/>4. Save the changes and close the dialog.</text:span></text:p>
      <text:p text:style-name="P47"><text:span text:style-name="T11"><text:tab/><text:tab/>5. Open the terminal </text:span></text:p>
      <text:p text:style-name="P48"><text:span text:style-name="T22"><text:tab/><text:tab/></text:span><text:span text:style-name="T45">npm install --save ContentTools</text:span></text:p>
      <text:p text:style-name="P40"/>
      <text:p text:style-name="P51"><text:span text:style-name="T5"><text:s/></text:span></text:p>
      <text:p text:style-name="P56"/>
      <text:p text:style-name="P51"><text:span text:style-name="T4">X.6.Advantages of Approach1 compared to Approach2</text:span></text:p>
      <text:p text:style-name="P29"/>
      <text:list xml:id="list330544493" text:style-name="WWNum13">
        <text:list-item>
          <text:p text:style-name="P25"><text:span text:style-name="T11">Upgrading something is always better than integrating something new altogether. As per our research and observation the versions of CodeMirror and TinyMCE in Open edX are outdated. Since the latest versions of these two editors fullfill our requirements updating the editors is much straighforward and sensible than incorporating two completedly new ediitors into the Open edX platform, since it can lead to a lot of dependency issues.</text:span></text:p>
        </text:list-item>
      </text:list>
      <text:p text:style-name="P53"/>
      <text:p text:style-name="P51"><text:soft-page-break/><text:span text:style-name="T11"><text:s/>2. <text:s/>The iframe approach also allows the course content creator to include third party CSS such as bootstrap, w3css which will make the course even more interactive and boost student experience. Course creators can style their courses with a variety of such third party CSS features and make it a lot more interactive for the students.</text:span></text:p>
      <text:p text:style-name="P53"/>
      <text:p text:style-name="P51"><text:span text:style-name="T11"><text:s/>3. <text:s/>Wrapping data inside the iframes containerizes the data ensuring no mixing of CSS between two HTML blocks in LMS. This is very important in order to provide an error free user experience.</text:span></text:p>
      <text:p text:style-name="P53"/>
      <text:p text:style-name="P53"/>
      <text:p text:style-name="P6"/>
      <text:p text:style-name="P7"/>
      <text:p text:style-name="P31"/>
      <text:p text:style-name="P31"/>
      <text:p text:style-name="P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line-height="100%" fo:hyphenation-ladder-count="no-limit" fo:text-indent="0cm" style:auto-text-indent="false" style:vertical-align="baseline"/>
      <style:text-properties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fo:font-size="13pt" fo:language="en" fo:country="IN" fo:font-weight="bold" style:letter-kerning="true" style:font-name-asian="Times New Roman1" style:font-family-asian="'Times New Roman'" style:font-family-generic-asian="system" style:font-pitch-asian="variable" style:font-size-asian="13pt" style:language-asian="zh" style:country-asian="CN" style:font-weight-asian="bold" style:font-name-complex="Arial" style:font-family-complex="Arial" style:font-family-generic-complex="system" style:font-pitch-complex="variable" style:font-size-complex="13pt" style:language-complex="hi" style:country-complex="IN" style:font-weight-complex="bold"/>
    </style:style>
    <style:style style:name="ListLabel_20_14" style:display-name="ListLabel 14" style:family="text">
      <style:text-properties fo:font-size="13pt" fo:font-weight="bold" style:font-name-asian="Times New Roman1" style:font-family-asian="'Times New Roman'" style:font-family-generic-asian="system" style:font-pitch-asian="variable" style:font-size-asian="13pt" style:font-weight-asian="bold" style:font-name-complex="Arial" style:font-family-complex="Arial" style:font-family-generic-complex="system" style:font-pitch-complex="variable" style:font-size-complex="13pt" style:font-weight-complex="bold"/>
    </style:style>
    <style:style style:name="ListLabel_20_15" style:display-name="ListLabel 15" style:family="text">
      <style:text-properties fo:font-size="13pt" fo:font-style="italic" fo:font-weight="bold" style:font-name-asian="Times New Roman1" style:font-family-asian="'Times New Roman'" style:font-family-generic-asian="system" style:font-pitch-asian="variable" style:font-size-asian="13pt" style:font-style-asian="italic" style:font-weight-asian="bold" style:font-name-complex="Arial" style:font-family-complex="Arial" style:font-family-generic-complex="system" style:font-pitch-complex="variable" style:font-size-complex="13pt" style:font-weight-complex="bold"/>
    </style:style>
    <style:style style:name="ListLabel_20_16" style:display-name="ListLabel 16" style:family="text">
      <style:text-properties fo:font-size="13pt" style:font-name-asian="Times New Roman1" style:font-family-asian="'Times New Roman'" style:font-family-generic-asian="system" style:font-pitch-asian="variable" style:font-size-asian="13pt" style:font-name-complex="Arial" style:font-family-complex="Arial" style:font-family-generic-complex="system" style:font-pitch-complex="variable" style:font-size-complex="13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fo:font-size="13pt" fo:font-weight="bold" style:font-name-complex="Symbol1" style:font-family-complex="Symbo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fo:font-size="12pt" style:font-name-complex="Symbol1" style:font-family-complex="Symbol"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fo:font-size="13pt" fo:font-weight="bold" style:font-name-complex="Symbol1" style:font-family-complex="Symbol"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fo:font-size="13pt" fo:font-weight="bold" style:font-name-complex="Symbol1" style:font-family-complex="Symbol"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fo:font-size="12pt" fo:language="en" fo:country="IN" fo:font-weight="bold" style:letter-kerning="true" style:font-name-asian="Times New Roman1" style:font-family-asian="'Times New Roman'" style:font-family-generic-asian="system" style:font-pitch-asian="variable" style:font-size-asian="12pt" style:language-asian="zh" style:country-asian="CN" style:font-weight-asian="bold" style:font-name-complex="Arial" style:font-family-complex="Arial" style:font-family-generic-complex="system" style:font-pitch-complex="variable" style:font-size-complex="12pt" style:language-complex="hi" style:country-complex="IN" style:font-weight-complex="bold"/>
    </style:style>
    <style:style style:name="ListLabel_20_63" style:display-name="ListLabel 63" style:family="text">
      <style:text-properties style:font-name="Liberation Serif" fo:font-family="'Liberation Serif'"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ListLabel_20_64" style:display-name="ListLabel 64" style:family="text">
      <style:text-properties style:font-name="Liberation Serif" fo:font-family="'Liberation Serif'"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Arial" style:font-family-complex="Arial" style:font-family-generic-complex="system" style:font-pitch-complex="variable" style:font-size-complex="12pt" style:font-weight-complex="bold"/>
    </style:style>
    <style:style style:name="ListLabel_20_65" style:display-name="ListLabel 65" style:family="text">
      <style:text-properties style:font-name="Liberation Serif" fo:font-family="'Liberation Serif'" style:font-family-generic="roman" style:font-pitch="variable" fo:font-size="12pt" style:font-name-asian="Times New Roman1" style:font-family-asian="'Times New Roman'" style:font-family-generic-asian="system" style:font-pitch-asian="variable" style:font-size-asian="12pt" style:font-name-complex="Arial" style:font-family-complex="Arial" style:font-family-generic-complex="system" style:font-pitch-complex="variable" style:font-size-complex="12pt" style:font-weight-complex="bold"/>
    </style:style>
    <style:style style:name="ListLabel_20_66" style:display-name="ListLabel 66" style:family="text">
      <style:text-properties fo:font-size="12pt" style:font-name-asian="Times New Roman1" style:font-family-asian="'Times New Roman'" style:font-family-generic-asian="system" style:font-pitch-asian="variable" style:font-size-asian="12pt" style:font-name-complex="Arial" style:font-family-complex="Arial"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9"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3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32"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3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ListLabel_20_37"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38"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ListLabel_20_40"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41"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ListLabel_20_43"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4" style:num-suffix="" text:bullet-char="">
        <style:list-level-properties text:list-level-position-and-space-mode="label-alignment">
          <style:list-level-label-alignment text:label-followed-by="listtab" fo:text-indent="-0.635cm" fo:margin-left="1.746cm"/>
        </style:list-level-properties>
        <style:text-properties style:font-name="Symbol"/>
      </text:list-level-style-bullet>
      <text:list-level-style-bullet text:level="2" text:style-name="ListLabel_20_4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7"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49"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5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6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4:53:00</meta:creation-date>
    <meta:initial-creator>pravllika</meta:initial-creator>
    <dc:language>en-IN</dc:language>
    <dc:date>2018-06-28T04:48:12.781440618</dc:date>
    <meta:editing-cycles>47</meta:editing-cycles>
    <meta:editing-duration>PT13H50M19S</meta:editing-duration>
    <meta:generator>LibreOffice/6.0.3.2$Linux_X86_64 LibreOffice_project/00m0$Build-2</meta:generator>
    <meta:document-statistic meta:table-count="0" meta:image-count="0" meta:object-count="0" meta:page-count="12" meta:paragraph-count="253" meta:word-count="2655" meta:character-count="18933" meta:non-whitespace-character-count="164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